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 svg:panose-1="2 11 6 6 3 5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Symbol, 'Arial Unicode MS'" svg:font-family="OpenSymbol, 'Arial Unicode MS'" style:font-family-generic="roman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FreeMono" svg:font-family="FreeMono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Open Sans" style:font-name-complex="Open Sans" fo:font-size="10pt" style:font-size-asian="10pt" style:font-size-complex="10pt"/>
    </style:style>
    <style:style style:name="P3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4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5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6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7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8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9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0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1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2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3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4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5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6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7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18" style:parent-style-name="Standard" style:family="paragraph">
      <style:paragraph-properties fo:text-align="justify"/>
      <style:text-properties style:font-name="Open Sans" style:font-name-asian="Open Sans" style:font-name-complex="Open Sans" fo:font-weight="bold" style:font-weight-asian="bold" style:font-weight-complex="bold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20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21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22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23" style:parent-style-name="Standard" style:family="paragraph">
      <style:paragraph-properties fo:text-align="justify"/>
      <style:text-properties style:font-name="Open Sans" style:font-name-complex="Open Sans" fo:font-size="10pt" style:font-size-asian="10pt" style:font-size-complex="10pt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T61" style:parent-style-name="Fuentedepárrafopredeter." style:family="text">
      <style:text-properties style:font-name="Open Sans" fo:font-weight="bold" style:font-weight-asian="bold" style:font-weight-complex="bold" fo:color="#000000" fo:font-size="24pt" style:font-size-asian="24pt" style:font-size-complex="24pt" fo:language="es" fo:country="ES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T65" style:parent-style-name="Fuentedepárrafopredeter." style:family="text">
      <style:text-properties style:font-name="Open Sans" fo:font-weight="bold" style:font-weight-asian="bold" style:font-weight-complex="bold" fo:color="#000000" fo:font-size="20pt" style:font-size-asian="20pt" style:font-size-complex="20pt" fo:language="es" fo:country="ES"/>
    </style:style>
    <style:style style:name="P66" style:parent-style-name="Standard" style:family="paragraph">
      <style:paragraph-properties fo:text-align="justify"/>
      <style:text-properties style:font-name="Open Sans" style:font-name-complex="Open Sans"/>
    </style:style>
    <style:style style:name="P67" style:parent-style-name="Standard" style:family="paragraph">
      <style:paragraph-properties fo:text-align="justify"/>
      <style:text-properties style:font-name="Open Sans" style:font-name-complex="Open Sans" fo:font-size="16pt" style:font-size-asian="16pt" style:font-size-complex="16pt"/>
    </style:style>
    <style:style style:name="P68" style:parent-style-name="Standard" style:family="paragraph">
      <style:paragraph-properties fo:text-align="end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69" style:parent-style-name="Standard" style:family="paragraph">
      <style:paragraph-properties fo:text-align="end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0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1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2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3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4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5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6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7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8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79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80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81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82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83" style:parent-style-name="Standard" style:family="paragraph">
      <style:paragraph-properties fo:text-align="justify" fo:margin-right="0.3937in"/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84" style:parent-style-name="ContentsHeading" style:master-page-name="MP1" style:family="paragraph">
      <style:paragraph-properties fo:break-before="page"/>
    </style:style>
    <style:style style:name="T92" style:parent-style-name="Fuentedepárrafopredeter." style:family="text">
      <style:text-properties fo:color="#000000"/>
    </style:style>
    <style:style style:name="P93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94" style:parent-style-name="IndexLink" style:family="text">
      <style:text-properties fo:color="#000000"/>
    </style:style>
    <style:style style:name="T95" style:parent-style-name="IndexLink" style:family="text">
      <style:text-properties fo:color="#000000"/>
    </style:style>
    <style:style style:name="T96" style:parent-style-name="IndexLink" style:family="text">
      <style:text-properties fo:color="#000000"/>
    </style:style>
    <style:style style:name="P97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98" style:parent-style-name="IndexLink" style:family="text">
      <style:text-properties fo:color="#000000"/>
    </style:style>
    <style:style style:name="T99" style:parent-style-name="IndexLink" style:family="text">
      <style:text-properties fo:color="#000000"/>
    </style:style>
    <style:style style:name="T100" style:parent-style-name="IndexLink" style:family="text">
      <style:text-properties fo:color="#000000"/>
    </style:style>
    <style:style style:name="P101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02" style:parent-style-name="IndexLink" style:family="text">
      <style:text-properties fo:color="#000000"/>
    </style:style>
    <style:style style:name="T103" style:parent-style-name="IndexLink" style:family="text">
      <style:text-properties fo:color="#000000"/>
    </style:style>
    <style:style style:name="T104" style:parent-style-name="IndexLink" style:family="text">
      <style:text-properties fo:color="#000000"/>
    </style:style>
    <style:style style:name="P105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06" style:parent-style-name="IndexLink" style:family="text">
      <style:text-properties fo:color="#000000"/>
    </style:style>
    <style:style style:name="T107" style:parent-style-name="IndexLink" style:family="text">
      <style:text-properties fo:color="#000000"/>
    </style:style>
    <style:style style:name="T108" style:parent-style-name="IndexLink" style:family="text">
      <style:text-properties fo:color="#000000"/>
    </style:style>
    <style:style style:name="P109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10" style:parent-style-name="IndexLink" style:family="text">
      <style:text-properties fo:color="#000000"/>
    </style:style>
    <style:style style:name="T111" style:parent-style-name="IndexLink" style:family="text">
      <style:text-properties fo:color="#000000"/>
    </style:style>
    <style:style style:name="T112" style:parent-style-name="IndexLink" style:family="text">
      <style:text-properties fo:color="#000000"/>
    </style:style>
    <style:style style:name="P113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14" style:parent-style-name="IndexLink" style:family="text">
      <style:text-properties fo:color="#000000"/>
    </style:style>
    <style:style style:name="T115" style:parent-style-name="IndexLink" style:family="text">
      <style:text-properties fo:color="#000000"/>
    </style:style>
    <style:style style:name="T116" style:parent-style-name="IndexLink" style:family="text">
      <style:text-properties fo:color="#000000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18" style:parent-style-name="IndexLink" style:family="text">
      <style:text-properties fo:color="#000000"/>
    </style:style>
    <style:style style:name="T119" style:parent-style-name="IndexLink" style:family="text">
      <style:text-properties fo:color="#000000"/>
    </style:style>
    <style:style style:name="T120" style:parent-style-name="IndexLink" style:family="text">
      <style:text-properties fo:color="#000000"/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22" style:parent-style-name="IndexLink" style:family="text">
      <style:text-properties fo:color="#000000"/>
    </style:style>
    <style:style style:name="T123" style:parent-style-name="IndexLink" style:family="text">
      <style:text-properties fo:color="#000000"/>
    </style:style>
    <style:style style:name="T124" style:parent-style-name="IndexLink" style:family="text">
      <style:text-properties fo:color="#000000"/>
    </style:style>
    <style:style style:name="P125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26" style:parent-style-name="IndexLink" style:family="text">
      <style:text-properties fo:color="#000000"/>
    </style:style>
    <style:style style:name="T127" style:parent-style-name="IndexLink" style:family="text">
      <style:text-properties fo:color="#000000"/>
    </style:style>
    <style:style style:name="T128" style:parent-style-name="IndexLink" style:family="text">
      <style:text-properties fo:color="#000000"/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30" style:parent-style-name="IndexLink" style:family="text">
      <style:text-properties fo:color="#000000"/>
    </style:style>
    <style:style style:name="T131" style:parent-style-name="IndexLink" style:family="text">
      <style:text-properties fo:color="#000000"/>
    </style:style>
    <style:style style:name="T132" style:parent-style-name="IndexLink" style:family="text">
      <style:text-properties fo:color="#000000"/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34" style:parent-style-name="IndexLink" style:family="text">
      <style:text-properties fo:color="#000000"/>
    </style:style>
    <style:style style:name="T135" style:parent-style-name="IndexLink" style:family="text">
      <style:text-properties fo:color="#000000"/>
    </style:style>
    <style:style style:name="T136" style:parent-style-name="IndexLink" style:family="text">
      <style:text-properties fo:color="#000000"/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38" style:parent-style-name="IndexLink" style:family="text">
      <style:text-properties fo:color="#000000"/>
    </style:style>
    <style:style style:name="T139" style:parent-style-name="IndexLink" style:family="text">
      <style:text-properties fo:color="#000000"/>
    </style:style>
    <style:style style:name="T140" style:parent-style-name="IndexLink" style:family="text">
      <style:text-properties fo:color="#000000"/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42" style:parent-style-name="IndexLink" style:family="text">
      <style:text-properties fo:color="#000000"/>
    </style:style>
    <style:style style:name="T143" style:parent-style-name="IndexLink" style:family="text">
      <style:text-properties fo:color="#000000"/>
    </style:style>
    <style:style style:name="T144" style:parent-style-name="IndexLink" style:family="text">
      <style:text-properties fo:color="#000000"/>
    </style:style>
    <style:style style:name="P145" style:parent-style-name="Contents1" style:family="paragraph">
      <style:paragraph-properties>
        <style:tab-stops>
          <style:tab-stop style:type="right" style:leader-style="dotted" style:leader-text="." style:position="5.4729in"/>
        </style:tab-stops>
      </style:paragraph-properties>
    </style:style>
    <style:style style:name="T146" style:parent-style-name="IndexLink" style:family="text">
      <style:text-properties fo:color="#000000"/>
    </style:style>
    <style:style style:name="T147" style:parent-style-name="IndexLink" style:family="text">
      <style:text-properties fo:color="#000000"/>
    </style:style>
    <style:style style:name="T148" style:parent-style-name="IndexLink" style:family="text">
      <style:text-properties fo:color="#000000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  <style:text-properties style:font-name="Open Sans" style:font-name-complex="Open Sans" fo:color="#000000"/>
    </style:style>
    <style:style style:name="P151" style:parent-style-name="Standard" style:family="paragraph">
      <style:paragraph-properties fo:text-align="justify"/>
      <style:text-properties style:font-name="Open Sans" style:font-name-complex="Open Sans" fo:color="#000000"/>
    </style:style>
    <style:style style:name="P152" style:parent-style-name="Standard" style:family="paragraph">
      <style:paragraph-properties fo:text-align="justify"/>
      <style:text-properties style:font-name="Open Sans" style:font-name-complex="Open Sans"/>
    </style:style>
    <style:style style:name="P153" style:parent-style-name="Standard" style:family="paragraph">
      <style:paragraph-properties fo:text-align="justify"/>
      <style:text-properties style:font-name="Open Sans" style:font-name-complex="Open Sans"/>
    </style:style>
    <style:style style:name="P154" style:parent-style-name="Standard" style:family="paragraph">
      <style:paragraph-properties fo:text-align="justify"/>
      <style:text-properties style:font-name="Open Sans" style:font-name-complex="Open Sans"/>
    </style:style>
    <style:style style:name="P155" style:parent-style-name="Standard" style:family="paragraph">
      <style:paragraph-properties fo:text-align="justify"/>
      <style:text-properties style:font-name="Open Sans" style:font-name-complex="Open Sans"/>
    </style:style>
    <style:style style:name="P156" style:parent-style-name="Standard" style:family="paragraph">
      <style:paragraph-properties fo:text-align="justify"/>
      <style:text-properties style:font-name="Open Sans" style:font-name-complex="Open Sans"/>
    </style:style>
    <style:style style:name="P157" style:parent-style-name="Standard" style:family="paragraph">
      <style:paragraph-properties fo:text-align="justify"/>
      <style:text-properties style:font-name="Open Sans" style:font-name-complex="Open Sans"/>
    </style:style>
    <style:style style:name="P158" style:parent-style-name="Standard" style:family="paragraph">
      <style:paragraph-properties fo:text-align="justify"/>
      <style:text-properties style:font-name="Open Sans" style:font-name-complex="Open Sans"/>
    </style:style>
    <style:style style:name="P159" style:parent-style-name="Standard" style:family="paragraph">
      <style:paragraph-properties fo:text-align="justify"/>
      <style:text-properties style:font-name="Open Sans" style:font-name-complex="Open Sans"/>
    </style:style>
    <style:style style:name="P160" style:parent-style-name="Standard" style:family="paragraph">
      <style:paragraph-properties fo:text-align="justify"/>
      <style:text-properties style:font-name="Open Sans" style:font-name-complex="Open Sans"/>
    </style:style>
    <style:style style:name="P161" style:parent-style-name="Standard" style:family="paragraph">
      <style:paragraph-properties fo:text-align="justify"/>
      <style:text-properties style:font-name="Open Sans" style:font-name-complex="Open Sans"/>
    </style:style>
    <style:style style:name="P162" style:parent-style-name="Standard" style:family="paragraph">
      <style:paragraph-properties fo:text-align="justify"/>
      <style:text-properties style:font-name="Open Sans" style:font-name-complex="Open Sans"/>
    </style:style>
    <style:style style:name="P163" style:parent-style-name="Título2" style:family="paragraph">
      <style:paragraph-properties fo:margin-top="0in" fo:margin-bottom="0.0395in"/>
      <style:text-properties style:font-name="Open Sans" style:font-name-complex="Open Sans" fo:font-size="11pt" style:font-size-asian="11pt" style:font-size-complex="11pt"/>
    </style:style>
    <style:style style:name="P164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165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166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167" style:parent-style-name="Título2" style:family="paragraph">
      <style:paragraph-properties fo:margin-top="0in" fo:margin-bottom="0.0395in"/>
      <style:text-properties style:font-name="Open Sans" style:font-name-complex="Open Sans" style:font-weight-complex="bold" fo:font-size="11pt" style:font-size-asian="11pt" style:font-size-complex="11pt"/>
    </style:style>
    <style:style style:name="P168" style:parent-style-name="Predeterminado" style:family="paragraph">
      <style:paragraph-properties fo:margin-bottom="0.0395in"/>
    </style:style>
    <style:style style:name="T16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4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175" style:parent-style-name="Predeterminado" style:family="paragraph">
      <style:paragraph-properties fo:margin-bottom="0.0395in"/>
    </style:style>
    <style:style style:name="T17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7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1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182" style:parent-style-name="Predeterminado" style:family="paragraph">
      <style:paragraph-properties fo:margin-bottom="0.0395in"/>
    </style:style>
    <style:style style:name="T18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89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190" style:parent-style-name="Predeterminado" style:family="paragraph">
      <style:paragraph-properties fo:margin-bottom="0.0395in"/>
    </style:style>
    <style:style style:name="T19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9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9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9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9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196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197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198" style:parent-style-name="Predeterminado" style:family="paragraph">
      <style:paragraph-properties fo:margin-bottom="0.0395in"/>
    </style:style>
    <style:style style:name="T19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0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0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02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03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04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05" style:parent-style-name="Predeterminado" style:family="paragraph">
      <style:paragraph-properties fo:margin-bottom="0.0395in"/>
    </style:style>
    <style:style style:name="T20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0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0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09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10" style:parent-style-name="Título2" style:family="paragraph">
      <style:paragraph-properties fo:margin-top="0in" fo:margin-bottom="0.0395in"/>
      <style:text-properties style:font-name="Open Sans" style:font-name-complex="Open Sans" fo:font-size="11pt" style:font-size-asian="11pt" style:font-size-complex="11pt"/>
    </style:style>
    <style:style style:name="P211" style:parent-style-name="Predeterminado" style:family="paragraph">
      <style:paragraph-properties fo:margin-bottom="0.0395in"/>
    </style:style>
    <style:style style:name="T21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1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1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1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16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17" style:parent-style-name="Predeterminado" style:family="paragraph">
      <style:paragraph-properties fo:margin-bottom="0.0395in"/>
    </style:style>
    <style:style style:name="T21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1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2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2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22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23" style:parent-style-name="Predeterminado" style:family="paragraph">
      <style:paragraph-properties fo:margin-bottom="0.0395in"/>
    </style:style>
    <style:style style:name="T22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2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2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27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28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29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30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31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232" style:parent-style-name="Título2" style:family="paragraph">
      <style:paragraph-properties fo:margin-top="0in" fo:margin-bottom="0.0395in"/>
      <style:text-properties style:font-name="Open Sans" style:font-name-complex="Open Sans" fo:font-size="11pt" style:font-size-asian="11pt" style:font-size-complex="11pt"/>
    </style:style>
    <style:style style:name="P233" style:parent-style-name="Predeterminado" style:family="paragraph">
      <style:paragraph-properties fo:margin-bottom="0.0395in"/>
    </style:style>
    <style:style style:name="T23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3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3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3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38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39" style:parent-style-name="Predeterminado" style:family="paragraph">
      <style:paragraph-properties fo:margin-bottom="0.0395in"/>
    </style:style>
    <style:style style:name="T24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4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4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4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44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45" style:parent-style-name="Predeterminado" style:family="paragraph">
      <style:paragraph-properties fo:margin-bottom="0.0395in"/>
    </style:style>
    <style:style style:name="T24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4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4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49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50" style:parent-style-name="Predeterminado" style:family="paragraph">
      <style:paragraph-properties fo:margin-bottom="0.0395in"/>
    </style:style>
    <style:style style:name="T25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5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5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5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55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56" style:parent-style-name="Predeterminado" style:family="paragraph">
      <style:paragraph-properties fo:margin-bottom="0.0395in"/>
    </style:style>
    <style:style style:name="T25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5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5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6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61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62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63" style:parent-style-name="Predeterminado" style:family="paragraph">
      <style:paragraph-properties fo:margin-bottom="0.0395in"/>
    </style:style>
    <style:style style:name="T26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6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6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6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6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69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70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271" style:parent-style-name="Textbody" style:family="paragraph">
      <style:paragraph-properties fo:margin-bottom="0.0395in" fo:line-height="100%"/>
      <style:text-properties style:font-name="Open Sans" style:font-name-complex="Open Sans" fo:font-size="11pt" style:font-size-asian="11pt" style:font-size-complex="11pt"/>
    </style:style>
    <style:style style:name="P272" style:parent-style-name="Título2" style:family="paragraph">
      <style:paragraph-properties fo:margin-top="0in" fo:margin-bottom="0.0395in"/>
      <style:text-properties style:font-name="Open Sans" style:font-name-complex="Open Sans" fo:font-size="11pt" style:font-size-asian="11pt" style:font-size-complex="11pt"/>
    </style:style>
    <style:style style:name="P273" style:parent-style-name="Predeterminado" style:family="paragraph">
      <style:paragraph-properties fo:margin-bottom="0.0395in"/>
    </style:style>
    <style:style style:name="T27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7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76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77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78" style:parent-style-name="Predeterminado" style:family="paragraph">
      <style:paragraph-properties fo:margin-bottom="0.0395in"/>
    </style:style>
    <style:style style:name="T27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8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81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82" style:parent-style-name="Predeterminado" style:family="paragraph">
      <style:paragraph-properties fo:margin-bottom="0.0395in"/>
    </style:style>
    <style:style style:name="T28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8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8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86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87" style:parent-style-name="Predeterminado" style:family="paragraph">
      <style:paragraph-properties fo:margin-bottom="0.0395in"/>
    </style:style>
    <style:style style:name="T28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8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9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9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92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9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9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9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9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297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298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299" style:parent-style-name="Título2" style:family="paragraph">
      <style:paragraph-properties fo:margin-top="0in" fo:margin-bottom="0.0395in"/>
    </style:style>
    <style:style style:name="T30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P301" style:parent-style-name="Predeterminado" style:family="paragraph">
      <style:paragraph-properties fo:margin-bottom="0.0395in"/>
    </style:style>
    <style:style style:name="T30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0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0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0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06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07" style:parent-style-name="Textbody" style:family="paragraph">
      <style:paragraph-properties fo:margin-bottom="0.0395in" fo:line-height="100%"/>
    </style:style>
    <style:style style:name="T30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0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1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11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12" style:parent-style-name="Predeterminado" style:family="paragraph">
      <style:paragraph-properties fo:margin-bottom="0.0395in"/>
    </style:style>
    <style:style style:name="T31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1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1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1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1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18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19" style:parent-style-name="Predeterminado" style:family="paragraph">
      <style:paragraph-properties fo:margin-bottom="0.0395in"/>
    </style:style>
    <style:style style:name="T32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2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2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2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2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25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26" style:parent-style-name="Predeterminado" style:family="paragraph">
      <style:paragraph-properties fo:margin-bottom="0.0395in"/>
    </style:style>
    <style:style style:name="T32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2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2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2" style:parent-style-name="Internetlink" style:family="text">
      <style:text-properties style:font-name="Open Sans" style:font-name-complex="Open Sans" fo:color="#000099" fo:font-size="11pt" style:font-size-asian="11pt" style:font-size-complex="11pt"/>
    </style:style>
    <style:style style:name="P333" style:parent-style-name="Predeterminado" style:family="paragraph">
      <style:paragraph-properties fo:margin-bottom="0.0395in"/>
    </style:style>
    <style:style style:name="T33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39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40" style:parent-style-name="Predeterminado" style:family="paragraph">
      <style:paragraph-properties fo:margin-bottom="0.0395in"/>
    </style:style>
    <style:style style:name="T34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4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4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4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4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46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47" style:parent-style-name="Predeterminado" style:family="paragraph">
      <style:paragraph-properties fo:margin-bottom="0.0395in"/>
    </style:style>
    <style:style style:name="T348" style:parent-style-name="Internetlink" style:family="text">
      <style:text-properties style:font-name="Open Sans" style:font-name-complex="Open Sans" style:use-window-font-color="true" fo:font-size="11pt" style:font-size-asian="11pt" style:font-size-complex="11pt" style:text-underline-type="none"/>
    </style:style>
    <style:style style:name="T349" style:parent-style-name="Internetlink" style:family="text">
      <style:text-properties style:font-name="Open Sans" style:font-name-complex="Open Sans" style:use-window-font-color="true" fo:font-size="11pt" style:font-size-asian="11pt" style:font-size-complex="11pt" style:text-underline-type="none"/>
    </style:style>
    <style:style style:name="T350" style:parent-style-name="Internetlink" style:family="text">
      <style:text-properties style:font-name="Open Sans" style:font-name-complex="Open Sans" style:use-window-font-color="true" fo:font-size="11pt" style:font-size-asian="11pt" style:font-size-complex="11pt" style:text-underline-type="none"/>
    </style:style>
    <style:style style:name="T351" style:parent-style-name="Internetlink" style:family="text">
      <style:text-properties style:font-name="Open Sans" style:font-name-complex="Open Sans" style:use-window-font-color="true" fo:font-size="11pt" style:font-size-asian="11pt" style:font-size-complex="11pt" style:text-underline-type="none"/>
    </style:style>
    <style:style style:name="T352" style:parent-style-name="Internetlink" style:family="text">
      <style:text-properties style:font-name="Open Sans" style:font-name-complex="Open Sans" style:use-window-font-color="true" fo:font-size="11pt" style:font-size-asian="11pt" style:font-size-complex="11pt" style:text-underline-type="none"/>
    </style:style>
    <style:style style:name="T353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54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355" style:parent-style-name="Textbody" style:family="paragraph">
      <style:paragraph-properties fo:margin-bottom="0.0395in" fo:line-height="100%"/>
      <style:text-properties style:font-name="Open Sans" style:font-name-complex="Open Sans" fo:font-size="11pt" style:font-size-asian="11pt" style:font-size-complex="11pt"/>
    </style:style>
    <style:style style:name="P356" style:parent-style-name="Título2" style:family="paragraph">
      <style:paragraph-properties fo:margin-top="0in" fo:margin-bottom="0.0395in"/>
      <style:text-properties style:font-name="Open Sans" style:font-name-complex="Open Sans" style:font-weight-complex="bold" fo:color="#000000" fo:font-size="11pt" style:font-size-asian="11pt" style:font-size-complex="11pt"/>
    </style:style>
    <style:style style:name="P357" style:parent-style-name="Predeterminado" style:family="paragraph">
      <style:paragraph-properties fo:margin-bottom="0.0395in"/>
    </style:style>
    <style:style style:name="T35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5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6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61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62" style:parent-style-name="Predeterminado" style:family="paragraph">
      <style:paragraph-properties fo:margin-bottom="0.0395in"/>
    </style:style>
    <style:style style:name="T36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6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65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66" style:parent-style-name="Predeterminado" style:family="paragraph">
      <style:paragraph-properties fo:margin-bottom="0.0395in"/>
    </style:style>
    <style:style style:name="T36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6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6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70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71" style:parent-style-name="Predeterminado" style:family="paragraph">
      <style:paragraph-properties fo:margin-bottom="0.0395in"/>
    </style:style>
    <style:style style:name="T37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7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7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75" style:parent-style-name="Internetlink" style:family="text">
      <style:text-properties style:font-name="Open Sans" style:font-name-complex="Open Sans" fo:color="#000099" fo:font-size="11pt" style:font-size-asian="11pt" style:font-size-complex="11pt"/>
    </style:style>
    <style:style style:name="P376" style:parent-style-name="Predeterminado" style:family="paragraph">
      <style:paragraph-properties fo:margin-bottom="0.0395in"/>
    </style:style>
    <style:style style:name="T37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7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7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80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381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82" style:parent-style-name="Predeterminado" style:family="paragraph">
      <style:paragraph-properties fo:margin-bottom="0.0395in"/>
    </style:style>
    <style:style style:name="T38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8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8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86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87" style:parent-style-name="Textbody" style:family="paragraph">
      <style:paragraph-properties fo:margin-bottom="0.0395in" fo:line-height="100%"/>
    </style:style>
    <style:style style:name="T38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8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9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9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92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T393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394" style:parent-style-name="Textbody" style:family="paragraph">
      <style:paragraph-properties fo:margin-bottom="0.0395in" fo:line-height="100%"/>
    </style:style>
    <style:style style:name="T39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9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9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9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399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400" style:parent-style-name="Textbody" style:family="paragraph">
      <style:paragraph-properties fo:margin-bottom="0.0395in" fo:line-height="100%"/>
    </style:style>
    <style:style style:name="T40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0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0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0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05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406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407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408" style:parent-style-name="Predeterminado" style:family="paragraph">
      <style:paragraph-properties fo:margin-bottom="0.0395in"/>
    </style:style>
    <style:style style:name="T40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1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1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1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1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1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15" style:parent-style-name="Internetlink" style:family="text">
      <style:text-properties style:font-name="Open Sans" fo:font-size="11pt" style:font-size-asian="11pt" style:font-size-complex="11pt"/>
    </style:style>
    <style:style style:name="T416" style:parent-style-name="Internetlink" style:family="text">
      <style:text-properties style:font-name="Open Sans" fo:font-size="11pt" style:font-size-asian="11pt" style:font-size-complex="11pt"/>
    </style:style>
    <style:style style:name="P417" style:parent-style-name="Textbody" style:family="paragraph">
      <style:paragraph-properties fo:margin-bottom="0.0395in" fo:line-height="100%"/>
      <style:text-properties style:font-name="Open Sans" fo:font-size="11pt" style:font-size-asian="11pt" style:font-size-complex="11pt"/>
    </style:style>
    <style:style style:name="P418" style:parent-style-name="Textbody" style:family="paragraph">
      <style:paragraph-properties fo:margin-bottom="0.0395in" fo:line-height="100%"/>
      <style:text-properties style:font-name="Open Sans" style:font-name-complex="Open Sans" fo:font-size="11pt" style:font-size-asian="11pt" style:font-size-complex="11pt"/>
    </style:style>
    <style:style style:name="P419" style:parent-style-name="Predeterminado" style:family="paragraph">
      <style:paragraph-properties fo:margin-bottom="0.0395in"/>
      <style:text-properties style:font-name="Open Sans" style:font-name-complex="Open Sans" fo:font-size="11pt" style:font-size-asian="11pt" style:font-size-complex="11pt"/>
    </style:style>
    <style:style style:name="P420" style:parent-style-name="Título2" style:family="paragraph">
      <style:paragraph-properties fo:margin-top="0in" fo:margin-bottom="0.0395in"/>
      <style:text-properties style:font-name="Open Sans" style:font-name-complex="Open Sans" fo:font-size="11pt" style:font-size-asian="11pt" style:font-size-complex="11pt"/>
    </style:style>
    <style:style style:name="P421" style:parent-style-name="Predeterminado" style:family="paragraph">
      <style:paragraph-properties fo:margin-bottom="0.0395in"/>
    </style:style>
    <style:style style:name="T42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2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2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2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2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27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428" style:parent-style-name="Predeterminado" style:family="paragraph">
      <style:paragraph-properties fo:margin-bottom="0.0395in"/>
    </style:style>
    <style:style style:name="T42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2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3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5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436" style:parent-style-name="Predeterminado" style:family="paragraph">
      <style:paragraph-properties fo:margin-bottom="0.0395in"/>
    </style:style>
    <style:style style:name="T43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3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0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1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2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443" style:parent-style-name="Predeterminado" style:family="paragraph">
      <style:paragraph-properties fo:margin-bottom="0.0395in"/>
    </style:style>
    <style:style style:name="T444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5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6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7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8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49" style:parent-style-name="Fuentedepárrafopredeter." style:family="text">
      <style:text-properties style:font-name="Open Sans" style:font-name-complex="Open Sans" fo:font-size="11pt" style:font-size-asian="11pt" style:font-size-complex="11pt"/>
    </style:style>
    <style:style style:name="T450" style:parent-style-name="Internetlink" style:family="text">
      <style:text-properties style:font-name="Open Sans" style:font-name-complex="Open Sans" fo:font-size="11pt" style:font-size-asian="11pt" style:font-size-complex="11pt"/>
    </style:style>
    <style:style style:name="P451" style:parent-style-name="Textbody" style:family="paragraph">
      <style:paragraph-properties fo:margin-bottom="0.0395in" fo:line-height="100%"/>
      <style:text-properties style:font-name="Open Sans" style:font-name-complex="Open Sans" fo:font-size="11pt" style:font-size-asian="11pt" style:font-size-complex="11pt"/>
    </style:style>
    <style:style style:name="P452" style:parent-style-name="Textbody" style:family="paragraph">
      <style:paragraph-properties fo:margin-bottom="0.0395in" fo:line-height="100%"/>
      <style:text-properties style:font-name="Open Sans" style:font-name-complex="Open Sans" fo:font-size="11pt" style:font-size-asian="11pt" style:font-size-complex="11pt"/>
    </style:style>
    <style:style style:name="P453" style:parent-style-name="Título2" style:family="paragraph">
      <style:paragraph-properties fo:margin-top="0in" fo:margin-bottom="0.0395in"/>
      <style:text-properties style:font-name="Open Sans" style:font-name-complex="Open Sans" style:font-weight-complex="bold" fo:color="#000000" fo:font-size="11pt" style:font-size-asian="11pt" style:font-size-complex="11pt"/>
    </style:style>
    <style:style style:name="P454" style:parent-style-name="Título2" style:family="paragraph">
      <style:paragraph-properties fo:margin-top="0in" fo:margin-bottom="0.0395in"/>
      <style:text-properties style:font-name="Open Sans" style:font-name-complex="Open Sans" style:font-weight-complex="bold" fo:color="#000000" fo:font-size="11pt" style:font-size-asian="11pt" style:font-size-complex="11pt"/>
    </style:style>
    <style:style style:name="P455" style:parent-style-name="Standard" style:family="paragraph">
      <style:paragraph-properties fo:text-align="justify" fo:margin-bottom="0.0986in"/>
      <style:text-properties style:font-name="Open Sans" style:font-name-complex="Open Sans" fo:font-size="11pt" style:font-size-asian="11pt" style:font-size-complex="11pt"/>
    </style:style>
    <style:style style:name="P456" style:parent-style-name="Standard" style:family="paragraph">
      <style:paragraph-properties fo:text-align="justify" fo:margin-bottom="0.0986in"/>
      <style:text-properties style:font-name="Open Sans" style:font-name-complex="Open Sans" fo:font-size="11pt" style:font-size-asian="11pt" style:font-size-complex="11pt"/>
    </style:style>
    <style:style style:name="P457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58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59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0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1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2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3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4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5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6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7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8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69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70" style:parent-style-name="Textbody" style:family="paragraph">
      <style:paragraph-properties fo:text-align="justify" fo:margin-bottom="0.0986in" fo:line-height="100%"/>
      <style:text-properties style:font-name="Open Sans" style:font-name-complex="Open Sans" fo:font-size="11pt" style:font-size-asian="11pt" style:font-size-complex="11pt"/>
    </style:style>
    <style:style style:name="P471" style:parent-style-name="Textbody" style:family="paragraph">
      <style:paragraph-properties fo:text-align="justify" fo:margin-bottom="0.0986in" fo:line-height="100%"/>
      <style:text-properties style:font-name="Open Sans" style:font-name-complex="Open Sans" fo:color="#000000" fo:font-size="11pt" style:font-size-asian="11pt" style:font-size-complex="11pt"/>
    </style:style>
    <style:style style:name="P472" style:parent-style-name="Textbody" style:family="paragraph">
      <style:paragraph-properties fo:text-align="justify" fo:margin-bottom="0.0986in" fo:line-height="100%"/>
      <style:text-properties style:font-name="Open Sans" style:font-name-complex="Open Sans" fo:color="#000000" fo:font-size="11pt" style:font-size-asian="11pt" style:font-size-complex="11pt"/>
    </style:style>
    <style:style style:name="P473" style:parent-style-name="Textbody" style:family="paragraph">
      <style:paragraph-properties fo:text-align="justify" fo:margin-bottom="0.0986in" fo:line-height="100%"/>
      <style:text-properties style:font-name="Open Sans" style:font-name-complex="Open Sans" fo:color="#000000" fo:font-size="11pt" style:font-size-asian="11pt" style:font-size-complex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 text:c="31"/></text:p>
      <text:p text:style-name="P19"/>
      <text:p text:style-name="P20"/>
      <text:p text:style-name="P21"/>
      <text:p text:style-name="P22"/>
      <text:p text:style-name="P23"/>
      <text:p text:style-name="P24"><text:span text:style-name="T25"><draw:frame draw:z-index="251658240" draw:id="id0" draw:style-name="a0" draw:name="Cuadro de texto 1" text:anchor-type="paragraph" svg:x="-0.7874in" svg:y="-4.97638in" svg:width="8.26736in" svg:height="9.25972in" style:rel-width="scale" style:rel-height="scale"><draw:text-box><text:p text:style-name="P26"/><text:p text:style-name="P27"/><text:p text:style-name="P28"/><text:p text:style-name="P29"/><text:p text:style-name="P30"/><text:p text:style-name="P31"/><text:p text:style-name="P32"/><text:p text:style-name="P33"/><text:p text:style-name="P34"/><text:p text:style-name="P35"/><text:p text:style-name="P36"/><text:p text:style-name="P37"/><text:p text:style-name="P38"/><text:p text:style-name="P39"/><text:p text:style-name="P40"/><text:p text:style-name="P41"/><text:p text:style-name="P42"/><text:p text:style-name="P43"/><text:p text:style-name="P44"/><text:p text:style-name="P45"/><text:p text:style-name="P46"/><text:p text:style-name="P47"/><text:p text:style-name="P48"/><text:p text:style-name="P49"/><text:p text:style-name="P50"/><text:p text:style-name="P51"/><text:p text:style-name="P52"/><text:p text:style-name="P53"/><text:p text:style-name="P54"/><text:p text:style-name="P55"/><text:p text:style-name="P56"/><text:p text:style-name="P57"/><text:p text:style-name="P58"/><text:p text:style-name="P59"/><text:p text:style-name="P60"><text:span text:style-name="T61">GISWATER</text:span></text:p><text:p text:style-name="P62"/><text:p text:style-name="P63"/><text:p text:style-name="P64"><text:span text:style-name="T65">REFERENCES AND USEFULL LINKS</text:span></text:p></draw:text-box><svg:title/><svg:desc/></draw:frame></text:span></text:p>
      <text:p text:style-name="P66"/>
      <text:p text:style-name="P67"/>
      <text:p text:style-name="P68"/>
      <text:p text:style-name="P69"><text:tab/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soft-page-break/>
      <text:p text:style-name="P84"><text:span text:style-name="T92">Index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3"><text:a xlink:href="#__RefHeading__5404_829129143" office:target-frame-name="_top" xlink:show="replace"><text:span text:style-name="T94">Open source Public government:</text:span><text:span text:style-name="T95"><text:tab/></text:span></text:a><text:span text:style-name="T96">3</text:span></text:p>
          <text:p text:style-name="P97"><text:a xlink:href="#__RefHeading__5406_829129143" office:target-frame-name="_top" xlink:show="replace"><text:span text:style-name="T98">Open Source projects:</text:span><text:span text:style-name="T99"><text:tab/></text:span></text:a><text:span text:style-name="T100">3</text:span></text:p>
          <text:p text:style-name="P101"><text:a xlink:href="#__RefHeading__5408_829129143" office:target-frame-name="_top" xlink:show="replace"><text:span text:style-name="T102">GIS Software:</text:span><text:span text:style-name="T103"><text:tab/></text:span></text:a><text:span text:style-name="T104">3</text:span></text:p>
          <text:p text:style-name="P105"><text:a xlink:href="#__RefHeading__1150_804636727" office:target-frame-name="_top" xlink:show="replace"><text:span text:style-name="T106">Databases</text:span><text:span text:style-name="T107"><text:tab/></text:span></text:a><text:span text:style-name="T108">3</text:span></text:p>
          <text:p text:style-name="P109"><text:a xlink:href="#__RefHeading__1152_804636727" office:target-frame-name="_top" xlink:show="replace"><text:span text:style-name="T110">Database administrators</text:span><text:span text:style-name="T111"><text:tab/></text:span></text:a><text:span text:style-name="T112">4</text:span></text:p>
          <text:p text:style-name="P113"><text:a xlink:href="#__RefHeading__1154_804636727" office:target-frame-name="_top" xlink:show="replace"><text:span text:style-name="T114">Giswater</text:span><text:span text:style-name="T115"><text:tab/></text:span></text:a><text:span text:style-name="T116">4</text:span></text:p>
          <text:p text:style-name="P117"><text:a xlink:href="#__RefHeading__1156_804636727" office:target-frame-name="_top" xlink:show="replace"><text:span text:style-name="T118">Urban drainage</text:span><text:span text:style-name="T119"><text:tab/></text:span></text:a><text:span text:style-name="T120">4</text:span></text:p>
          <text:p text:style-name="P121"><text:a xlink:href="#__RefHeading__1158_804636727" office:target-frame-name="_top" xlink:show="replace"><text:span text:style-name="T122">EPA SWMM</text:span><text:span text:style-name="T123"><text:tab/></text:span></text:a><text:span text:style-name="T124">4</text:span></text:p>
          <text:p text:style-name="P125"><text:a xlink:href="#__RefHeading__1162_8046367271" office:target-frame-name="_top" xlink:show="replace"><text:span text:style-name="T126">Water supply</text:span><text:span text:style-name="T127"><text:tab/></text:span></text:a><text:span text:style-name="T128">5</text:span></text:p>
          <text:p text:style-name="P129"><text:a xlink:href="#__RefHeading__1164_8046367271" office:target-frame-name="_top" xlink:show="replace"><text:span text:style-name="T130">EPANET</text:span><text:span text:style-name="T131"><text:tab/></text:span></text:a><text:span text:style-name="T132">5</text:span></text:p>
          <text:p text:style-name="P133"><text:a xlink:href="#__RefHeading__3072_452542281" office:target-frame-name="_top" xlink:show="replace"><text:span text:style-name="T134">Pluggins</text:span><text:span text:style-name="T135"><text:tab/></text:span></text:a><text:span text:style-name="T136">5</text:span></text:p>
          <text:p text:style-name="P137"><text:a xlink:href="#__RefHeading__3074_452542281" office:target-frame-name="_top" xlink:show="replace"><text:span text:style-name="T138">Academic</text:span><text:span text:style-name="T139"><text:tab/></text:span></text:a><text:span text:style-name="T140">6</text:span></text:p>
          <text:p text:style-name="P141"><text:a xlink:href="#__RefHeading__1168_804636727" office:target-frame-name="_top" xlink:show="replace"><text:span text:style-name="T142">Management Software</text:span><text:span text:style-name="T143"><text:tab/></text:span></text:a><text:span text:style-name="T144">6</text:span></text:p>
          <text:p text:style-name="P145"><text:a xlink:href="#__RefHeading__1170_804636727" office:target-frame-name="_top" xlink:show="replace"><text:span text:style-name="T146">References</text:span><text:span text:style-name="T147"><text:tab/></text:span></text:a><text:span text:style-name="T148">6</text:span></text:p>
        </text:index-body>
      </text:table-of-content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h text:style-name="P163" text:outline-level="2"><text:bookmark-start text:name="__RefHeading__5404_829129143"/></text:h>
      <text:p text:style-name="P164"><text:bookmark-end text:name="__RefHeading__5404_829129143"/><text:tab/></text:p>
      <text:p text:style-name="P165"/>
      <text:p text:style-name="P166"/>
      <text:list text:style-name="WW8Num1" text:continue-numbering="true">
        <text:list-item>
          <text:p text:style-name="P167"><text:bookmark-start text:name="__RefHeading__1150_804636727"/>Databases<text:bookmark-end text:name="__RefHeading__1150_804636727"/></text:p>
        </text:list-item>
      </text:list>
      <text:p text:style-name="P168"><text:span text:style-name="T169">PostgreSQL:</text:span><text:span text:style-name="T170"><text:tab/></text:span><text:span text:style-name="T171"><text:tab/></text:span><text:span text:style-name="T172"><text:tab/></text:span><text:span text:style-name="T173"><text:tab/></text:span><text:bookmark-start text:name="_Hlk511750804"/><text:a xlink:href="http://www.postgresql.org.es/" office:target-frame-name="_top" xlink:show="replace"><text:span text:style-name="T174">http://www.postgresql.org.es/</text:span></text:a></text:p>
      <text:p text:style-name="P175"><text:bookmark-end text:name="_Hlk511750804"/><text:span text:style-name="T176">PostGIS:</text:span><text:span text:style-name="T177"><text:tab/></text:span><text:span text:style-name="T178"><text:tab/></text:span><text:span text:style-name="T179"><text:tab/></text:span><text:span text:style-name="T180"><text:tab/></text:span><text:a xlink:href="http://postgis.net/" office:target-frame-name="_top" xlink:show="replace"><text:span text:style-name="T181">http://postgis.net/</text:span></text:a></text:p>
      <text:p text:style-name="P182"><text:span text:style-name="T183">Sqlite: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a xlink:href="http://www.sqlite.org/" office:target-frame-name="_top" xlink:show="replace"><text:span text:style-name="T189">http://www.sqlite.org/</text:span></text:a></text:p>
      <text:p text:style-name="P190"><text:span text:style-name="T191">Mongo:</text:span><text:span text:style-name="T192"><text:tab/></text:span><text:span text:style-name="T193"><text:tab/></text:span><text:span text:style-name="T194"><text:tab/></text:span><text:span text:style-name="T195"><text:tab/></text:span><text:a xlink:href="http://www.mongodb.org/" office:target-frame-name="_top" xlink:show="replace"><text:span text:style-name="T196">http://www.mongodb.or</text:span><text:span text:style-name="T197">g/</text:span></text:a></text:p>
      <text:p text:style-name="P198"><text:span text:style-name="T199">Postgresql group Linkedin:</text:span><text:span text:style-name="T200"><text:tab/></text:span><text:span text:style-name="T201"><text:tab/></text:span><text:a xlink:href="http://www.linkedin.com/groups" office:target-frame-name="_top" xlink:show="replace"><text:span text:style-name="T202">http://www.linkedin.com</text:span><text:bookmark-start text:name="_Hlt511751024"/><text:bookmark-start text:name="_Hlt511751025"/><text:span text:style-name="T203">/</text:span><text:bookmark-end text:name="_Hlt511751024"/><text:bookmark-end text:name="_Hlt511751025"/><text:span text:style-name="T204">groups</text:span></text:a></text:p>
      <text:p text:style-name="P205"><text:span text:style-name="T206">Postgis group Linkedin:</text:span><text:span text:style-name="T207"><text:tab/></text:span><text:span text:style-name="T208"><text:tab/></text:span><text:a xlink:href="http://www.linkedin.com/groups" office:target-frame-name="_top" xlink:show="replace"><text:span text:style-name="T209">http://www.linkedin.com/groups</text:span></text:a></text:p>
      <text:list text:style-name="WW8Num1" text:continue-numbering="true">
        <text:list-item>
          <text:p text:style-name="P210"><text:bookmark-start text:name="__RefHeading__1152_804636727"/>Database administrators<text:bookmark-end text:name="__RefHeading__1152_804636727"/></text:p>
        </text:list-item>
      </text:list>
      <text:p text:style-name="P211"><text:span text:style-name="T212">Navicat</text:span><text:span text:style-name="T213"><text:tab/></text:span><text:span text:style-name="T214"><text:tab/></text:span><text:span text:style-name="T215"><text:tab/></text:span><text:a xlink:href="http://www.navicat.com/" office:target-frame-name="_top" xlink:show="replace"><text:span text:style-name="T216">http://www.navicat.com/</text:span></text:a></text:p>
      <text:p text:style-name="P217"><text:span text:style-name="T218">Sqlite expert</text:span><text:span text:style-name="T219"><text:tab/></text:span><text:span text:style-name="T220"><text:tab/></text:span><text:span text:style-name="T221"><text:tab/></text:span><text:a xlink:href="http://www.sqliteexpert.com/" office:target-frame-name="_top" xlink:show="replace"><text:span text:style-name="T222">http://www.sqliteexpert.com/</text:span></text:a></text:p>
      <text:p text:style-name="P223"><text:span text:style-name="T224">Qspatialite (for QGIS)</text:span><text:span text:style-name="T225"><text:tab/></text:span><text:span text:style-name="T226"><text:tab/></text:span><text:a xlink:href="https://code.google.com/p/qspatialite/" office:target-frame-name="_top" xlink:show="replace"><text:span text:style-name="T227">https://code.</text:span><text:bookmark-start text:name="_Hlt511751411"/><text:span text:style-name="T228">g</text:span><text:bookmark-end text:name="_Hlt511751411"/><text:span text:style-name="T229">oogle.com/p/qs</text:span><text:span text:style-name="T230">patialite/</text:span></text:a></text:p>
      <text:p text:style-name="P231"/>
      <text:list text:style-name="WW8Num1" text:continue-numbering="true">
        <text:list-item>
          <text:p text:style-name="P232"><text:bookmark-start text:name="__RefHeading__1154_804636727"/>Giswater<text:bookmark-end text:name="__RefHeading__1154_804636727"/></text:p>
        </text:list-item>
      </text:list>
      <text:p text:style-name="P233"><text:span text:style-name="T234">Project web:</text:span><text:span text:style-name="T235"><text:tab/></text:span><text:span text:style-name="T236"><text:tab/></text:span><text:span text:style-name="T237"><text:tab/></text:span><text:bookmark-start text:name="_Hlk511750287"/><text:a xlink:href="http://www.giswater.org/" office:target-frame-name="_top" xlink:show="replace"><text:span text:style-name="T238">www.giswater.org</text:span></text:a><text:bookmark-end text:name="_Hlk511750287"/></text:p>
      <text:p text:style-name="P239"><text:span text:style-name="T240">Source code:</text:span><text:span text:style-name="T241"><text:tab/></text:span><text:span text:style-name="T242"><text:tab/></text:span><text:span text:style-name="T243"><text:tab/></text:span><text:a xlink:href="https://github/giswater/giswater" office:target-frame-name="_top" xlink:show="replace"><text:span text:style-name="T244">https://github/giswater/giswater</text:span></text:a></text:p>
      <text:p text:style-name="P245"><text:span text:style-name="T246">Linkedin group:</text:span><text:span text:style-name="T247"><text:tab/></text:span><text:span text:style-name="T248"><text:tab/></text:span><text:bookmark-start text:name="_Hlk511750388"/><text:a xlink:href="http://es.linkedin.com/company/giswater" office:target-frame-name="_top" xlink:show="replace"><text:span text:style-name="T249">es.linkedin.com/company/giswater</text:span></text:a></text:p>
      <text:p text:style-name="P250"><text:bookmark-end text:name="_Hlk511750388"/><text:span text:style-name="T251">Facebook:</text:span><text:span text:style-name="T252"><text:tab/></text:span><text:span text:style-name="T253"><text:tab/></text:span><text:span text:style-name="T254"><text:tab/></text:span><text:bookmark-start text:name="_Hlk511750721"/><text:a xlink:href="http://es-es.facebook.com/pages/Giswater" office:target-frame-name="_top" xlink:show="replace"><text:span text:style-name="T255">es-es.facebook.com/pages/Giswater</text:span></text:a><text:bookmark-end text:name="_Hlk511750721"/></text:p>
      <text:p text:style-name="P256"><text:span text:style-name="T257">Twitter:</text:span><text:span text:style-name="T258"><text:tab/></text:span><text:span text:style-name="T259"><text:tab/></text:span><text:span text:style-name="T260"><text:tab/></text:span><text:a xlink:href="https://twitter.com/Giswater" office:target-frame-name="_top" xlink:show="replace"><text:span text:style-name="T261">https:/</text:span><text:span text:style-name="T262">/twitter.com/Giswater</text:span></text:a></text:p>
      <text:p text:style-name="P263"><text:span text:style-name="T264">BGEO :</text:span><text:span text:style-name="T265"><text:tab/></text:span><text:span text:style-name="T266"><text:tab/></text:span><text:span text:style-name="T267"><text:tab/></text:span><text:span text:style-name="T268"><text:tab/></text:span><text:a xlink:href="http://www.bgeo.es/" office:target-frame-name="_top" xlink:show="replace"><text:span text:style-name="T269">www.bgeo.es</text:span></text:a></text:p>
      <text:p text:style-name="P270"/>
      <text:p text:style-name="P271"/>
      <text:list text:style-name="WW8Num1" text:continue-numbering="true">
        <text:list-item>
          <text:p text:style-name="P272"><text:bookmark-start text:name="__RefHeading__1158_804636727"/><text:bookmark-start text:name="_Hlk511751544"/>EPA SWMM<text:bookmark-end text:name="__RefHeading__1158_804636727"/></text:p>
        </text:list-item>
      </text:list>
      <text:p text:style-name="P273"><text:span text:style-name="T274">EPA SWMM 5.0.018 (ET version)<text:s/></text:span><text:span text:style-name="T275"><text:tab/></text:span><text:a xlink:href="http://www.instagua.upv.es/swmm/" office:target-frame-name="_top" xlink:show="replace"><text:span text:style-name="T276">www.instag</text:span><text:span text:style-name="T277">ua.upv.es/swmm/</text:span></text:a></text:p>
      <text:p text:style-name="P278"><text:span text:style-name="T279">EPA SWMM 5.0.022 <text:s/>(PT version) <text:s/></text:span><text:span text:style-name="T280"><text:tab/></text:span><text:a xlink:href="http://www.lenhs.ct.ufpb.br/?page_id=1017" office:target-frame-name="_top" xlink:show="replace"><text:span text:style-name="T281">www.lenhs.ct.ufpb.br</text:span></text:a></text:p>
      <text:p text:style-name="P282"><text:span text:style-name="T283">EPA SWMM 5.0.022<text:s/></text:span><text:span text:style-name="T284"><text:tab/>(En version)</text:span><text:span text:style-name="T285"><text:tab/></text:span><text:a xlink:href="https://www.giswater.org/download" office:target-frame-name="_top" xlink:show="replace"><text:span text:style-name="T286">www.giswater.org/download</text:span></text:a></text:p>
      <text:p text:style-name="P287"><text:span text:style-name="T288">EPA SWMM 5.1.x <text:s/></text:span><text:span text:style-name="T289"><text:tab/></text:span><text:span text:style-name="T290"><text:tab/></text:span><text:span text:style-name="T291"><text:tab/></text:span><text:a xlink:href="http://www.epa.gov/nrmrl/wswrd/wq/models" office:target-frame-name="_top" xlink:show="replace"><text:span text:style-name="T292">www.epa.gov/nrmrl/wswrd/wq/models</text:span></text:a></text:p>
      <text:p text:style-name="Textbody"><text:span text:style-name="T293">SWMM en Linkedin</text:span><text:span text:style-name="T294"><text:tab/></text:span><text:span text:style-name="T295"><text:tab/></text:span><text:span text:style-name="T296"><text:tab/></text:span><text:a xlink:href="http://www.linkedin.com/groups/SWMM-Professional-Network-129465/about" office:target-frame-name="_top" xlink:show="replace"><text:span text:style-name="T297">SWMM-Professional-</text:span></text:a><text:a xlink:href="http://www.linkedin.com/groups/SWMM-Professional-Network-129465/about" office:target-frame-name="_top" xlink:show="replace"><text:span text:style-name="T298">Network</text:span></text:a></text:p>
      <text:list text:style-name="WW8Num1" text:continue-numbering="true">
        <text:list-item>
          <text:p text:style-name="P299"><text:bookmark-start text:name="__RefHeading__1162_8046367271"/><text:span text:style-name="T300">Water supply</text:span><text:bookmark-end text:name="__RefHeading__1162_8046367271"/><text:s/></text:p>
        </text:list-item>
      </text:list>
      <text:p text:style-name="P301"><text:span text:style-name="T302">Aqua Hydraulics:</text:span><text:span text:style-name="T303"><text:tab/></text:span><text:span text:style-name="T304"><text:tab/></text:span><text:span text:style-name="T305"><text:tab/></text:span><text:a xlink:href="http://www.sinotechcc.co.za/" office:target-frame-name="_top" xlink:show="replace"><text:span text:style-name="T306">www.sinotechcc.co.za</text:span></text:a></text:p>
      <text:p text:style-name="P307"><text:span text:style-name="T308">EPANET y cooperación</text:span><text:span text:style-name="T309"><text:tab/></text:span><text:span text:style-name="T310"><text:tab/></text:span><text:a xlink:href="http://www.epanet.es/" office:target-frame-name="_top" xlink:show="replace"><text:span text:style-name="T311">http://www.epanet.es/</text:span></text:a></text:p>
      <text:soft-page-break/>
      <text:p text:style-name="P312"><text:span text:style-name="T313">EPAGRUPS</text:span><text:span text:style-name="T314"><text:tab/></text:span><text:span text:style-name="T315"><text:tab/></text:span><text:span text:style-name="T316"><text:tab/></text:span><text:span text:style-name="T317"><text:tab/></text:span><text:a xlink:href="http://www.instagua.upv.es/" office:target-frame-name="_top" xlink:show="replace"><text:span text:style-name="T318">www.instagua.upv.es</text:span></text:a></text:p>
      <text:p text:style-name="P319"><text:span text:style-name="T320">HEUDESIGN</text:span><text:span text:style-name="T321"><text:tab/></text:span><text:span text:style-name="T322"><text:tab/></text:span><text:span text:style-name="T323"><text:tab/></text:span><text:span text:style-name="T324"><text:tab/></text:span><text:a xlink:href="http://www.instagua.upv.es/" office:target-frame-name="_top" xlink:show="replace"><text:span text:style-name="T325">www.instagua.upv.es</text:span></text:a></text:p>
      <text:p text:style-name="P326"><text:span text:style-name="T327">HEUCALIBRA</text:span><text:span text:style-name="T328"><text:tab/></text:span><text:span text:style-name="T329"><text:tab/></text:span><text:span text:style-name="T330"><text:tab/></text:span><text:span text:style-name="T331"><text:tab/></text:span><text:a xlink:href="http://www.instagua.upv.es/" office:target-frame-name="_top" xlink:show="replace"><text:span text:style-name="T332">www.instagua.upv.es</text:span></text:a></text:p>
      <text:p text:style-name="P333"><text:span text:style-name="T334">FIREFLOW</text:span><text:span text:style-name="T335"><text:tab/></text:span><text:span text:style-name="T336"><text:tab/></text:span><text:span text:style-name="T337"><text:tab/></text:span><text:span text:style-name="T338"><text:tab/></text:span><text:a xlink:href="http://www.instagua.upv.es/" office:target-frame-name="_top" xlink:show="replace"><text:span text:style-name="T339">www.instagua.upv.es</text:span></text:a></text:p>
      <text:p text:style-name="P340"><text:span text:style-name="T341">EPACAD</text:span><text:span text:style-name="T342"><text:tab/></text:span><text:span text:style-name="T343"><text:tab/></text:span><text:span text:style-name="T344"><text:tab/></text:span><text:span text:style-name="T345"><text:tab/></text:span><text:a xlink:href="http://www.epacad.com/" office:target-frame-name="_top" xlink:show="replace"><text:span text:style-name="T346">www.epacad.com</text:span></text:a></text:p>
      <text:p text:style-name="P347"><text:span text:style-name="T348">WaterNetGen</text:span><text:span text:style-name="T349"><text:tab/></text:span><text:span text:style-name="T350"><text:tab/></text:span><text:span text:style-name="T351"><text:tab/></text:span><text:span text:style-name="T352"><text:tab/></text:span><text:span text:style-name="T353">www.dec.uc.pt/~WaterNetGen/</text:span></text:p>
      <text:p text:style-name="P354"/>
      <text:p text:style-name="P355"/>
      <text:list text:style-name="WW8Num1" text:continue-numbering="true">
        <text:list-item>
          <text:p text:style-name="P356"><text:bookmark-start text:name="__RefHeading__1164_8046367271"/>EPANET<text:bookmark-end text:name="__RefHeading__1164_8046367271"/></text:p>
        </text:list-item>
      </text:list>
      <text:p text:style-name="P357"><text:span text:style-name="T358">EPANET 2.00.12 <text:s/>(ES ver</text:span><text:span text:style-name="T359">sion)<text:s/></text:span><text:span text:style-name="T360"><text:tab/></text:span><text:a xlink:href="http://www.instagua.upv.es/" office:target-frame-name="_top" xlink:show="replace"><text:span text:style-name="T361">http://www.instagua.upv.es</text:span></text:a></text:p>
      <text:p text:style-name="P362"><text:span text:style-name="T363">EPANET 2.00.12 <text:s/>(Pt version) <text:s/></text:span><text:span text:style-name="T364"><text:tab/></text:span><text:a xlink:href="http://www.lenhs.ct.ufpb.br/" office:target-frame-name="_top" xlink:show="replace"><text:span text:style-name="T365">http://www.lenhs.ct.ufpb.br</text:span></text:a></text:p>
      <text:p text:style-name="P366"><text:span text:style-name="T367">EPANET 2.00.12 <text:s/>(Pl version)</text:span><text:span text:style-name="T368"><text:tab/></text:span><text:span text:style-name="T369"><text:tab/></text:span><text:a xlink:href="http://wodnet.pl/epanet-2" office:target-frame-name="_top" xlink:show="replace"><text:span text:style-name="T370">http://wodnet.pl/epanet-2</text:span></text:a></text:p>
      <text:p text:style-name="P371"><text:span text:style-name="T372">EPANET 2.00.12 <text:s/>(Fr version)</text:span><text:span text:style-name="T373"><text:tab/></text:span><text:span text:style-name="T374"><text:tab/></text:span><text:a xlink:href="http://sigea.educagri.fr/ressources-pedagogiques/" office:target-frame-name="_top" xlink:show="replace"><text:span text:style-name="T375">sigea.educagri.fr</text:span></text:a></text:p>
      <text:p text:style-name="P376"><text:span text:style-name="T377">EPANET 2.00.12 (En version)</text:span><text:span text:style-name="T378"><text:tab/></text:span><text:span text:style-name="T379"><text:tab/></text:span><text:a xlink:href="http://www.giswater.org/download" office:target-frame-name="_top" xlink:show="replace"><text:span text:style-name="T380">ww</text:span></text:a><text:a xlink:href="http://www.giswater.org/download" office:target-frame-name="_top" xlink:show="replace"><text:span text:style-name="T381">w.epa.gov</text:span></text:a></text:p>
      <text:p text:style-name="P382"><text:span text:style-name="T383">EPANET 2.00.12 (En version)</text:span><text:span text:style-name="T384"><text:tab/></text:span><text:span text:style-name="T385"><text:tab/></text:span><text:a xlink:href="http://www.giswater.org/download" office:target-frame-name="_top" xlink:show="replace"><text:span text:style-name="T386">www.giswater.org/download</text:span></text:a></text:p>
      <text:p text:style-name="P387"><text:span text:style-name="T388">EPANET users list</text:span><text:span text:style-name="T389"><text:tab/></text:span><text:span text:style-name="T390"><text:tab/></text:span><text:span text:style-name="T391"><text:tab/></text:span><text:a xlink:href="http://www.lsoft.com/scripts/wl.exe" office:target-frame-name="_top" xlink:show="replace"><text:span text:style-name="T392">www.lsoft.com/scripts/wl.exe</text:span></text:a><text:a xlink:href="http://www.lsoft.com/scripts/wl.exe?SL1=EPANET-USERS&amp;H=LISTSERV.UOGUELPH.CA" office:target-frame-name="_top" xlink:show="replace"><text:span text:style-name="T393">?</text:span></text:a></text:p>
      <text:p text:style-name="P394"><text:span text:style-name="T395">EPANET en Linkedin</text:span><text:span text:style-name="T396"><text:tab/></text:span><text:span text:style-name="T397"><text:tab/></text:span><text:span text:style-name="T398"><text:tab/></text:span><text:a xlink:href="http://www.linkedin.com/groups/EPANET-USERS-3780529" office:target-frame-name="_top" xlink:show="replace"><text:span text:style-name="T399">www.linkedin.com/groups/</text:span></text:a></text:p>
      <text:p text:style-name="P400"><text:span text:style-name="T401">EPANET en Facebook</text:span><text:span text:style-name="T402"><text:tab/></text:span><text:span text:style-name="T403"><text:tab/></text:span><text:span text:style-name="T404"><text:tab/></text:span><text:a xlink:href="https://www.facebook.com/epanet.de" office:target-frame-name="_top" xlink:show="replace"><text:span text:style-name="T405">www.facebook.com/epanet.de</text:span></text:a></text:p>
      <text:p text:style-name="P406"/>
      <text:p text:style-name="P407"/>
      <text:p text:style-name="P408"><text:span text:style-name="T409">QGIS: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a xlink:href="http://www.qgis.org/" office:target-frame-name="_top" xlink:show="replace"><text:span text:style-name="T415">w</text:span></text:a><text:a xlink:href="http://www.qgis.org/" office:target-frame-name="_top" xlink:show="replace"><text:span text:style-name="T416">ww.qgis.org</text:span></text:a></text:p>
      <text:p text:style-name="P417"/>
      <text:p text:style-name="P418"/>
      <text:p text:style-name="P419"/>
      <text:list text:style-name="WW8Num1" text:continue-numbering="true">
        <text:list-item>
          <text:p text:style-name="P420"><text:bookmark-start text:name="__RefHeading__1168_804636727"/>Management Software<text:bookmark-end text:name="__RefHeading__1168_804636727"/></text:p>
        </text:list-item>
      </text:list>
      <text:p text:style-name="P421"><text:span text:style-name="T422">Geosan</text:span><text:span text:style-name="T423"><text:tab/></text:span><text:span text:style-name="T424"><text:tab/></text:span><text:span text:style-name="T425"><text:tab/></text:span><text:span text:style-name="T426"><text:tab/></text:span><text:a xlink:href="http://www.nexusbr.com/" office:target-frame-name="_top" xlink:show="replace"><text:span text:style-name="T427">www.nexusbr.com</text:span></text:a></text:p>
      <text:p text:style-name="P428"><text:span text:style-name="T429">Gsan</text:span><text:span text:style-name="T430"><text:tab/></text:span><text:span text:style-name="T431"><text:tab/></text:span><text:span text:style-name="T432"><text:tab/></text:span><text:span text:style-name="T433"><text:tab/></text:span><text:span text:style-name="T434"><text:tab/></text:span><text:a xlink:href="http://www.softwarepublico.gov.br/ver-comunidade?community_id=1593449" office:target-frame-name="_top" xlink:show="replace"><text:span text:style-name="T435">www.softwarepublico.gov.br/</text:span></text:a></text:p>
      <text:p text:style-name="P436"><text:span text:style-name="T437">OpenERP</text:span><text:span text:style-name="T438"><text:tab/></text:span><text:span text:style-name="T439"><text:tab/></text:span><text:span text:style-name="T440"><text:tab/></text:span><text:span text:style-name="T441"><text:tab/></text:span><text:a xlink:href="https://www.openerp.com/" office:target-frame-name="_top" xlink:show="replace"><text:span text:style-name="T442">www.openerp.com/</text:span></text:a></text:p>
      <text:p text:style-name="P443"><text:span text:style-name="T444">Tryton</text:span><text:span text:style-name="T445"><text:tab/></text:span><text:span text:style-name="T446"><text:tab/></text:span><text:span text:style-name="T447"><text:tab/></text:span><text:span text:style-name="T448"><text:tab/></text:span><text:span text:style-name="T449"><text:tab/></text:span><text:a xlink:href="http://www.tryton.org/" office:target-frame-name="_top" xlink:show="replace"><text:span text:style-name="T450">www.tryton.org/</text:span></text:a></text:p>
      <text:p text:style-name="P451"/>
      <text:p text:style-name="P452"/>
      <text:list text:style-name="WW8Num1" text:continue-numbering="true">
        <text:list-item>
          <text:p text:style-name="P453"><text:bookmark-start text:name="__RefHeading__1170_804636727"/>References<text:bookmark-end text:name="__RefHeading__1170_804636727"/></text:p>
        </text:list-item>
      </text:list>
      <text:h text:style-name="P454" text:outline-level="2"/>
      <text:p text:style-name="P455">Xavier Torret Requena, Josep Lluís Sala Sanguino, Carlos López Quintanilla (2012). Herramientas de código libre. Una realidad para la gestión municipal<text:s/><text:soft-page-break/>aplicada a los servicios urbanos. Magazine gvSIG Association</text:p>
      <text:p text:style-name="P456">Roland K Price and Zoran Vojinovic, (2011) Urban Hydroinformatics. Data, Models and Decision Support for integrated Urban Water Management. IWA publishing</text:p>
      <text:p text:style-name="P457">Xavier Torret Requena y Carlos López Quintanilla (2011), <text:s/>“Diseño y<text:s/>explotación de redes de saneamiento y drenaje urbano en combinación con EPA-SWMM. Un caso práctico en la corona metropolitana de Barcelona”. Granollers, España.</text:p>
      <text:p text:style-name="P458">Lewis A. Rossman. (ed. 2010) Water Suply and Water Resources Division National Risk Management<text:s/>Research Laboratory, Cincinanati, OH 45268, EPANET 2 USERS MANUAL.</text:p>
      <text:p text:style-name="P459">Lewis A. Rossman. Water Suply and Water Resources Division National Risk Management Research Laboratory, Cincinanati, OH 45268, EPASWMM 5 users manual</text:p>
      <text:p text:style-name="P460">EPA (2005). Storm <text:s/>Water <text:s/>Management <text:s/>Model. User’s Manual. <text:s/>Lewis Rossman. <text:s/>Cincinatti. Ohio.</text:p>
      <text:p text:style-name="P461">Rossman, L.A. (2005). Storm Water <text:s/>Management Model Quality <text:s/>Assurance Report: <text:s/>Dynamic Wave Flow Routing. <text:s/>National <text:s/>Risk Management Research <text:s/>Laboratory. U.S. EPA.</text:p>
      <text:p text:style-name="P462">Rossman, L.A. (2005). Storm Water<text:s text:c="2"/>Management Model User’s Manual Version 5.0. National Risk Management Research <text:s/>Laboratory. U.S. EPA</text:p>
      <text:p text:style-name="P463">Butler, D., <text:s/>Davies, J.W. (2004). Urban <text:s/>Drainage. <text:s/>Second edition. <text:s/>Spon Press. <text:s/>London.</text:p>
      <text:p text:style-name="P464">Departamento de <text:s/>Ingeniería <text:s/>Hidráulica, <text:s/>Marítima <text:s/>y Ambiental<text:s/>(2008). Curso de Hidrología Urbana. <text:s/>Universitat Politècnica de Catalunya. Barcelona.</text:p>
      <text:p text:style-name="P465">Streeter, <text:s/>V.L., Wylie, E.B. (1979). Mecánica de Fuidos. <text:s/>McGraw-Hill. <text:s/>México D.F.</text:p>
      <text:p text:style-name="P466">Bell, F.C. (1969). Generalized Rainfall–duration–frequency relationships. Journal of Hyd. Div. ASCE. Vol. 95. n. 1. pp. 311–327.</text:p>
      <text:p text:style-name="P467">Calenda, G. <text:s/>(1993). Rainfall <text:s/>assessment <text:s/>with <text:s/>inadequate data, <text:s/>en Urban <text:s/>Storm <text:s/>Drainage, Ed. C. Cao, B.C. Yen, M. Benedini. <text:s/>Water <text:s/>Resources Publication.</text:p>
      <text:p text:style-name="P468">Chow, V.T., Maidment, D., <text:s text:c="2"/>Mays, L. <text:s/>(1994). Hidrolog´ıa <text:s/>General <text:s/>y Aplicada. <text:s/>McGrawHill. New York.</text:p>
      <text:p text:style-name="P469">D. <text:s/>Gral Carreteras (2001). Maximas <text:s/>lluvias diarias <text:s/>en la España peninsular. Publicaciones del M. de Fomento. Madrid.</text:p>
      <text:soft-page-break/>
      <text:p text:style-name="P470">Keifer, C.J., Chu, H.H. (1957). Synthetic storm pattern for drainage <text:s/>design. ASCE.<text:s/>Journal of Hyd. Division. Vol. 83. HY4. pp. 1–25.</text:p>
      <text:p text:style-name="P471">Saint-Venant, <text:s text:c="2"/>A.J.C. <text:s/>(1871). Th´eorie <text:s/>du <text:s text:c="2"/>mouvement <text:s/>non-permanent <text:s/>des <text:s/>eaux <text:s text:c="2"/>avec application aux <text:s/>crues <text:s/>des rivi`eres <text:s/>et <text:s/>´a <text:s/>l´ıntroduction <text:s/>des mar´ees <text:s/>dans <text:s/>leur <text:s/>lit. <text:s/>Resu´menes <text:s/>de la Academia <text:s/>de Ciencias. Par´ıs. Vol. 73. pp. 148-154, 237-240.</text:p>
      <text:p text:style-name="P472"/>
      <text:p text:style-name="P473"><text:bookmark-end text:name="_Hlk51175154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 svg:panose-1="2 11 6 6 3 5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Symbol, 'Arial Unicode MS'" svg:font-family="OpenSymbol, 'Arial Unicode MS'" style:font-family-generic="roman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FreeMono" svg:font-family="FreeMono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18in" fo:margin-bottom="0in"/>
      <style:text-properties fo:font-weight="bold" style:font-weight-asian="bold" fo:font-size="13pt" style:font-size-asian="13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in" fo:margin-bottom="0in"/>
      <style:text-properties style:font-name="Open Sans" style:font-name-asian="Open Sans" style:font-name-complex="Open Sans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>
      <style:paragraph-properties fo:widows="2" fo:orphans="2" fo:margin-bottom="0.1472in"/>
      <style:text-properties style:font-name="Times New Roman" style:font-name-asian="Tahoma" style:font-name-complex="Liberation Sans" fo:language="es" fo:country="ES" fo:hyphenate="false"/>
    </style:style>
    <style:style style:name="Descripción" style:display-name="Descripción" style:family="paragraph">
      <style:paragraph-properties fo:widows="2" fo:orphans="2" fo:margin-top="0.1472in" fo:margin-bottom="0.1472in"/>
      <style:text-properties style:font-name="Times New Roman" style:font-name-asian="Tahoma" style:font-name-complex="Liberation Sans" fo:font-style="italic" style:font-style-asian="italic" fo:language="es" fo:country="ES" fo:hyphenate="false"/>
    </style:style>
    <style:style style:name="Index" style:display-name="Index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Predeterminado" style:display-name="Predeterminado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language="es" fo:country="ES" fo:hyphenate="false"/>
    </style:style>
    <style:style style:name="Objetoconpuntadeflecha" style:display-name="Objeto con punta de flecha" style:family="paragraph" style:parent-style-name="Predeterminado">
      <style:text-properties fo:hyphenate="false"/>
    </style:style>
    <style:style style:name="Objetoconsombra" style:display-name="Objeto con sombra" style:family="paragraph" style:parent-style-name="Predeterminado">
      <style:text-properties fo:hyphenate="false"/>
    </style:style>
    <style:style style:name="Objetosinrelleno" style:display-name="Objeto sin relleno" style:family="paragraph" style:parent-style-name="Predeterminado">
      <style:text-properties fo:hyphenate="false"/>
    </style:style>
    <style:style style:name="Objetosinrellenonilínea" style:display-name="Objeto sin relleno ni línea" style:family="paragraph" style:parent-style-name="Predeterminado">
      <style:text-properties fo:hyphenate="false"/>
    </style:style>
    <style:style style:name="Cuerpodetextojustificado" style:display-name="Cuerpo de texto justificado" style:family="paragraph" style:parent-style-name="Predeterminado">
      <style:text-properties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fo:hyphenate="false"/>
    </style:style>
    <style:style style:name="Título10" style:display-name="Título1" style:family="paragraph" style:parent-style-name="Predeterminado">
      <style:paragraph-properties fo:text-align="center"/>
      <style:text-properties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Predeterminado">
      <style:text-properties fo:hyphenate="false"/>
    </style:style>
    <style:style style:name="PerdefecteLTGliederung1" style:display-name="Per defecte~LT~Gliederung 1" style:family="paragraph">
      <style:paragraph-properties fo:widows="2" fo:orphans="2" fo:margin-bottom="0.1965in"/>
      <style:text-properties style:font-name="Times New Roman" style:font-name-asian="Tahoma" style:font-name-complex="Liberation Sans" fo:color="#000000" fo:font-size="32pt" style:font-size-asian="32pt" fo:language="es" fo:country="ES" fo:hyphenate="false"/>
    </style:style>
    <style:style style:name="PerdefecteLTGliederung2" style:display-name="Per defecte~LT~Gliederung 2" style:family="paragraph" style:parent-style-name="PerdefecteLTGliederung1">
      <style:paragraph-properties fo:margin-bottom="0.1576in"/>
      <style:text-properties fo:font-size="28pt" style:font-size-asian="28pt" fo:hyphenate="false"/>
    </style:style>
    <style:style style:name="PerdefecteLTGliederung3" style:display-name="Per defecte~LT~Gliederung 3" style:family="paragraph" style:parent-style-name="PerdefecteLTGliederung2">
      <style:paragraph-properties fo:margin-bottom="0.118in"/>
      <style:text-properties fo:font-size="24pt" style:font-size-asian="24pt" fo:hyphenate="false"/>
    </style:style>
    <style:style style:name="PerdefecteLTGliederung4" style:display-name="Per defecte~LT~Gliederung 4" style:family="paragraph" style:parent-style-name="PerdefecteLTGliederung3">
      <style:paragraph-properties fo:margin-bottom="0.0784in"/>
      <style:text-properties fo:font-size="20pt" style:font-size-asian="20pt" fo:hyphenate="false"/>
    </style:style>
    <style:style style:name="PerdefecteLTGliederung5" style:display-name="Per defecte~LT~Gliederung 5" style:family="paragraph" style:parent-style-name="PerdefecteLTGliederung4">
      <style:paragraph-properties fo:margin-bottom="0.0395in"/>
      <style:text-properties fo:hyphenate="false"/>
    </style:style>
    <style:style style:name="PerdefecteLTGliederung6" style:display-name="Per defecte~LT~Gliederung 6" style:family="paragraph" style:parent-style-name="PerdefecteLTGliederung5">
      <style:text-properties fo:hyphenate="false"/>
    </style:style>
    <style:style style:name="PerdefecteLTGliederung7" style:display-name="Per defecte~LT~Gliederung 7" style:family="paragraph" style:parent-style-name="PerdefecteLTGliederung6">
      <style:text-properties fo:hyphenate="false"/>
    </style:style>
    <style:style style:name="PerdefecteLTGliederung8" style:display-name="Per defecte~LT~Gliederung 8" style:family="paragraph" style:parent-style-name="PerdefecteLTGliederung7">
      <style:text-properties fo:hyphenate="false"/>
    </style:style>
    <style:style style:name="PerdefecteLTGliederung9" style:display-name="Per defecte~LT~Gliederung 9" style:family="paragraph" style:parent-style-name="PerdefecteLTGliederung8">
      <style:text-properties fo:hyphenate="false"/>
    </style:style>
    <style:style style:name="PerdefecteLTTitel" style:display-name="Per defecte~LT~Titel" style:family="paragraph">
      <style:paragraph-properties fo:widows="2" fo:orphans="2" fo:text-align="center"/>
      <style:text-properties style:font-name="Times New Roman" style:font-name-asian="Tahoma" style:font-name-complex="Liberation Sans" fo:color="#000000" fo:font-size="26pt" style:font-size-asian="26pt" fo:language="es" fo:country="ES" fo:hyphenate="false"/>
    </style:style>
    <style:style style:name="PerdefecteLTUntertitel" style:display-name="Per defect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00" fo:font-size="32pt" style:font-size-asian="32pt" fo:language="es" fo:country="ES" fo:hyphenate="false"/>
    </style:style>
    <style:style style:name="PerdefecteLTNotizen" style:display-name="Per defect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language="es" fo:country="ES" fo:hyphenate="false"/>
    </style:style>
    <style:style style:name="PerdefecteLTHintergrundobjekte" style:display-name="Per defecte~LT~Hintergrundobjekte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PerdefecteLTHintergrund" style:display-name="Per defecte~LT~Hintergrund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default" style:display-name="default" style:family="paragraph">
      <style:paragraph-properties fo:widows="2" fo:orphans="2"/>
      <style:text-properties style:font-name="Mangal" style:font-name-asian="Tahoma" style:font-name-complex="Liberation Sans" fo:color="#000000" fo:font-size="18pt" style:font-size-asian="18pt" fo:language="es" fo:country="ES" fo:hyphenate="false"/>
    </style:style>
    <style:style style:name="gray1" style:display-name="gray1" style:family="paragraph" style:parent-style-name="default">
      <style:text-properties style:font-name-asian="Mangal" style:font-name-complex="Mangal" fo:hyphenate="false"/>
    </style:style>
    <style:style style:name="gray2" style:display-name="gray2" style:family="paragraph" style:parent-style-name="default">
      <style:text-properties style:font-name-asian="Mangal" style:font-name-complex="Mangal" fo:hyphenate="false"/>
    </style:style>
    <style:style style:name="gray3" style:display-name="gray3" style:family="paragraph" style:parent-style-name="default">
      <style:text-properties style:font-name-asian="Mangal" style:font-name-complex="Mangal" fo:hyphenate="false"/>
    </style:style>
    <style:style style:name="bw1" style:display-name="bw1" style:family="paragraph" style:parent-style-name="default">
      <style:text-properties style:font-name-asian="Mangal" style:font-name-complex="Mangal" fo:hyphenate="false"/>
    </style:style>
    <style:style style:name="bw2" style:display-name="bw2" style:family="paragraph" style:parent-style-name="default">
      <style:text-properties style:font-name-asian="Mangal" style:font-name-complex="Mangal" fo:hyphenate="false"/>
    </style:style>
    <style:style style:name="bw3" style:display-name="bw3" style:family="paragraph" style:parent-style-name="default">
      <style:text-properties style:font-name-asian="Mangal" style:font-name-complex="Mangal" fo:hyphenate="false"/>
    </style:style>
    <style:style style:name="orange1" style:display-name="orange1" style:family="paragraph" style:parent-style-name="default">
      <style:text-properties style:font-name-asian="Mangal" style:font-name-complex="Mangal" fo:hyphenate="false"/>
    </style:style>
    <style:style style:name="orange2" style:display-name="orange2" style:family="paragraph" style:parent-style-name="default">
      <style:text-properties style:font-name-asian="Mangal" style:font-name-complex="Mangal" fo:hyphenate="false"/>
    </style:style>
    <style:style style:name="orange3" style:display-name="orange3" style:family="paragraph" style:parent-style-name="default">
      <style:text-properties style:font-name-asian="Mangal" style:font-name-complex="Mangal" fo:hyphenate="false"/>
    </style:style>
    <style:style style:name="turquoise1" style:display-name="turquoise1" style:family="paragraph" style:parent-style-name="default">
      <style:text-properties style:font-name-asian="Mangal" style:font-name-complex="Mangal" fo:hyphenate="false"/>
    </style:style>
    <style:style style:name="turquoise2" style:display-name="turquoise2" style:family="paragraph" style:parent-style-name="default">
      <style:text-properties style:font-name-asian="Mangal" style:font-name-complex="Mangal" fo:hyphenate="false"/>
    </style:style>
    <style:style style:name="turquoise3" style:display-name="turquoise3" style:family="paragraph" style:parent-style-name="default">
      <style:text-properties style:font-name-asian="Mangal" style:font-name-complex="Mangal" fo:hyphenate="false"/>
    </style:style>
    <style:style style:name="blue1" style:display-name="blue1" style:family="paragraph" style:parent-style-name="default">
      <style:text-properties style:font-name-asian="Mangal" style:font-name-complex="Mangal" fo:hyphenate="false"/>
    </style:style>
    <style:style style:name="blue2" style:display-name="blue2" style:family="paragraph" style:parent-style-name="default">
      <style:text-properties style:font-name-asian="Mangal" style:font-name-complex="Mangal" fo:hyphenate="false"/>
    </style:style>
    <style:style style:name="blue3" style:display-name="blue3" style:family="paragraph" style:parent-style-name="default">
      <style:text-properties style:font-name-asian="Mangal" style:font-name-complex="Mangal" fo:hyphenate="false"/>
    </style:style>
    <style:style style:name="sun1" style:display-name="sun1" style:family="paragraph" style:parent-style-name="default">
      <style:text-properties style:font-name-asian="Mangal" style:font-name-complex="Mangal" fo:hyphenate="false"/>
    </style:style>
    <style:style style:name="sun2" style:display-name="sun2" style:family="paragraph" style:parent-style-name="default">
      <style:text-properties style:font-name-asian="Mangal" style:font-name-complex="Mangal" fo:hyphenate="false"/>
    </style:style>
    <style:style style:name="sun3" style:display-name="sun3" style:family="paragraph" style:parent-style-name="default">
      <style:text-properties style:font-name-asian="Mangal" style:font-name-complex="Mangal" fo:hyphenate="false"/>
    </style:style>
    <style:style style:name="earth1" style:display-name="earth1" style:family="paragraph" style:parent-style-name="default">
      <style:text-properties style:font-name-asian="Mangal" style:font-name-complex="Mangal" fo:hyphenate="false"/>
    </style:style>
    <style:style style:name="earth2" style:display-name="earth2" style:family="paragraph" style:parent-style-name="default">
      <style:text-properties style:font-name-asian="Mangal" style:font-name-complex="Mangal" fo:hyphenate="false"/>
    </style:style>
    <style:style style:name="earth3" style:display-name="earth3" style:family="paragraph" style:parent-style-name="default">
      <style:text-properties style:font-name-asian="Mangal" style:font-name-complex="Mangal" fo:hyphenate="false"/>
    </style:style>
    <style:style style:name="green1" style:display-name="green1" style:family="paragraph" style:parent-style-name="default">
      <style:text-properties style:font-name-asian="Mangal" style:font-name-complex="Mangal" fo:hyphenate="false"/>
    </style:style>
    <style:style style:name="green2" style:display-name="green2" style:family="paragraph" style:parent-style-name="default">
      <style:text-properties style:font-name-asian="Mangal" style:font-name-complex="Mangal" fo:hyphenate="false"/>
    </style:style>
    <style:style style:name="green3" style:display-name="green3" style:family="paragraph" style:parent-style-name="default">
      <style:text-properties style:font-name-asian="Mangal" style:font-name-complex="Mangal" fo:hyphenate="false"/>
    </style:style>
    <style:style style:name="seetang1" style:display-name="seetang1" style:family="paragraph" style:parent-style-name="default">
      <style:text-properties style:font-name-asian="Mangal" style:font-name-complex="Mangal" fo:hyphenate="false"/>
    </style:style>
    <style:style style:name="seetang2" style:display-name="seetang2" style:family="paragraph" style:parent-style-name="default">
      <style:text-properties style:font-name-asian="Mangal" style:font-name-complex="Mangal" fo:hyphenate="false"/>
    </style:style>
    <style:style style:name="seetang3" style:display-name="seetang3" style:family="paragraph" style:parent-style-name="default">
      <style:text-properties style:font-name-asian="Mangal" style:font-name-complex="Mangal" fo:hyphenate="false"/>
    </style:style>
    <style:style style:name="lightblue1" style:display-name="lightblue1" style:family="paragraph" style:parent-style-name="default">
      <style:text-properties style:font-name-asian="Mangal" style:font-name-complex="Mangal" fo:hyphenate="false"/>
    </style:style>
    <style:style style:name="lightblue2" style:display-name="lightblue2" style:family="paragraph" style:parent-style-name="default">
      <style:text-properties style:font-name-asian="Mangal" style:font-name-complex="Mangal" fo:hyphenate="false"/>
    </style:style>
    <style:style style:name="lightblue3" style:display-name="lightblue3" style:family="paragraph" style:parent-style-name="default">
      <style:text-properties style:font-name-asian="Mangal" style:font-name-complex="Mangal" fo:hyphenate="false"/>
    </style:style>
    <style:style style:name="yellow1" style:display-name="yellow1" style:family="paragraph" style:parent-style-name="default">
      <style:text-properties style:font-name-asian="Mangal" style:font-name-complex="Mangal" fo:hyphenate="false"/>
    </style:style>
    <style:style style:name="yellow2" style:display-name="yellow2" style:family="paragraph" style:parent-style-name="default">
      <style:text-properties style:font-name-asian="Mangal" style:font-name-complex="Mangal" fo:hyphenate="false"/>
    </style:style>
    <style:style style:name="yellow3" style:display-name="yellow3" style:family="paragraph" style:parent-style-name="default">
      <style:text-properties style:font-name-asian="Mangal" style:font-name-complex="Mangal" fo:hyphenate="false"/>
    </style:style>
    <style:style style:name="Objetosdefondo" style:display-name="Objetos de fondo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Fondo" style:display-name="Fondo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Notas" style:display-name="Nota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language="es" fo:country="ES" fo:hyphenate="false"/>
    </style:style>
    <style:style style:name="Esquema1" style:display-name="Esquema 1" style:family="paragraph">
      <style:paragraph-properties fo:widows="2" fo:orphans="2" fo:margin-bottom="0.1965in"/>
      <style:text-properties style:font-name="Times New Roman" style:font-name-asian="Tahoma" style:font-name-complex="Liberation Sans" fo:color="#000000" fo:font-size="32pt" style:font-size-asian="32pt" fo:language="es" fo:country="ES" fo:hyphenate="false"/>
    </style:style>
    <style:style style:name="Esquema2" style:display-name="Esquema 2" style:family="paragraph" style:parent-style-name="Esquema1">
      <style:paragraph-properties fo:margin-bottom="0.1576in"/>
      <style:text-properties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Objectesenseemplenamentnilínia" style:display-name="Objecte sense emplenament ni línia" style:family="paragraph" style:parent-style-name="Predeterminado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cs" style:display-name="Pics" style:family="paragraph">
      <style:paragraph-properties fo:widows="2" fo:orphans="2"/>
      <style:text-properties style:font-name="Times New Roman" style:font-name-asian="Tahoma" style:font-name-complex="Liberation Sans" fo:font-size="9pt" style:font-size-asian="9pt" fo:language="es" fo:country="ES" fo:hyphenate="false"/>
    </style:style>
    <style:style style:name="Èmfasifort" style:display-name="Èmfasi fort" style:family="paragraph">
      <style:paragraph-properties fo:widows="2" fo:orphans="2"/>
      <style:text-properties style:font-name="Times New Roman" style:font-name-asian="Tahoma" style:font-name-complex="Liberation Sans" fo:font-weight="bold" style:font-weight-asian="bold" fo:language="es" fo:country="ES"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TableHeading" style:display-name="Table Heading" style:family="paragraph">
      <style:paragraph-properties fo:widows="2" fo:orphans="2" fo:text-align="center"/>
      <style:text-properties style:font-name="Times New Roman" style:font-name-asian="Tahoma" style:font-name-complex="Liberation Sans" fo:font-weight="bold" style:font-weight-asian="bold" fo:language="es" fo:country="ES" fo:hyphenate="false"/>
    </style:style>
    <style:style style:name="Contents3" style:display-name="Contents 3" style:family="paragraph">
      <style:paragraph-properties fo:widows="2" fo:orphans="2" fo:margin-left="1.2493in">
        <style:tab-stops>
          <style:tab-stop style:type="left" style:position="12.3618in"/>
        </style:tab-stops>
      </style:paragraph-properties>
      <style:text-properties style:font-name="Times New Roman" style:font-name-asian="Tahoma" style:font-name-complex="Liberation Sans" fo:font-size="11pt" style:font-size-asian="11pt" fo:language="es" fo:country="ES" fo:hyphenate="false"/>
    </style:style>
    <style:style style:name="Contents2" style:display-name="Contents 2" style:family="paragraph" style:parent-style-name="Index">
      <style:paragraph-properties fo:margin-top="0.0395in" fo:margin-left="0.3937in">
        <style:tab-stops/>
      </style:paragraph-properties>
      <style:text-properties style:font-name="Open Sans" style:font-name-asian="Open Sans" style:font-name-complex="Open Sans" fo:font-size="10pt" style:font-size-asian="10pt" fo:hyphenate="false"/>
    </style:style>
    <style:style style:name="ContentsHeading" style:display-name="Contents Heading" style:family="paragraph" style:parent-style-name="Heading">
      <style:paragraph-properties fo:text-align="center"/>
      <style:text-properties style:font-name="Open Sans" style:font-name-asian="Open Sans" style:font-name-complex="Open Sans" fo:font-weight="bold" style:font-weight-asian="bold" fo:font-size="16pt" style:font-size-asian="16pt" fo:hyphenate="false"/>
    </style:style>
    <style:style style:name="EnlacedeInternet" style:display-name="Enlace de Internet" style:family="paragraph">
      <style:paragraph-properties fo:widows="2" fo:orphans="2"/>
      <style:text-properties style:font-name="Times New Roman" style:font-name-asian="Tahoma" style:font-name-complex="Liberation Sans" fo:color="#000080" style:text-underline-type="single" style:text-underline-style="solid" style:text-underline-width="auto" style:text-underline-mode="continuous" fo:language="es" fo:country="ES" fo:hyphenate="false"/>
    </style:style>
    <style:style style:name="Viñetas" style:display-name="Viñetas" style:family="paragraph">
      <style:paragraph-properties fo:widows="2" fo:orphans="2"/>
      <style:text-properties style:font-name="OpenSymbol, 'Arial Unicode MS'" style:font-name-asian="Tahoma" style:font-name-complex="Liberation Sans" fo:language="es" fo:country="ES" fo:hyphenate="false"/>
    </style:style>
    <style:style style:name="EnllaçdInternetvisitat" style:display-name="Enllaç d'Internet visitat" style:family="paragraph">
      <style:paragraph-properties fo:widows="2" fo:orphans="2"/>
      <style:text-properties style:font-name="Times New Roman" style:font-name-asian="Tahoma" style:font-name-complex="Liberation Sans" fo:color="#800000" style:text-underline-type="single" style:text-underline-style="solid" style:text-underline-width="auto" style:text-underline-mode="continuous" fo:language="es" fo:country="ES" fo:hyphenate="false"/>
    </style:style>
    <style:style style:name="EnllaçdInternet" style:display-name="Enllaç d'Internet" style:family="paragraph">
      <style:paragraph-properties fo:widows="2" fo:orphans="2"/>
      <style:text-properties style:font-name="Times New Roman" style:font-name-asian="Tahoma" style:font-name-complex="Liberation Sans" fo:color="#000080" style:text-underline-type="single" style:text-underline-style="solid" style:text-underline-width="auto" style:text-underline-mode="continuous" fo:language="es" fo:country="ES" fo:hyphenate="false"/>
    </style:style>
    <style:style style:name="WW8Num3z0" style:display-name="WW8Num3z0" style:family="paragraph">
      <style:paragraph-properties fo:widows="2" fo:orphans="2"/>
      <style:text-properties style:font-name="Symbol" style:font-name-asian="Tahoma" style:font-name-complex="Liberation Sans" fo:color="#000000" fo:language="es" fo:country="ES" fo:hyphenate="false"/>
    </style:style>
    <style:style style:name="Quotations" style:display-name="Quotations" style:family="paragraph" style:parent-style-name="Standard">
      <style:text-properties fo:hyphenate="false"/>
    </style:style>
    <style:style style:name="TextoSecciones" style:display-name="Texto Secciones" style:family="paragraph">
      <style:paragraph-properties fo:widows="2" fo:orphans="2" fo:margin-right="0.0965in" fo:text-indent="0.6138in"/>
      <style:text-properties style:font-name="Liberation Sans" style:font-name-asian="Tahoma" style:font-name-complex="Liberation Sans" fo:color="#000000" fo:language="es" fo:country="ES" fo:hyphenate="false"/>
    </style:style>
    <style:style style:name="Figura" style:display-name="Figura" style:family="paragraph">
      <style:paragraph-properties fo:widows="2" fo:orphans="2" fo:text-align="center" fo:margin-top="0.4326in" fo:margin-bottom="0.1298in" fo:margin-right="0.0965in"/>
      <style:text-properties style:font-name="Liberation Sans" style:font-name-asian="Tahoma" style:font-name-complex="Liberation Sans" fo:color="#000000" fo:language="es" fo:country="ES" fo:hyphenate="false"/>
    </style:style>
    <style:style style:name="Datosautor" style:display-name="Datos autor" style:family="paragraph">
      <style:paragraph-properties fo:widows="2" fo:orphans="2" fo:text-align="center" fo:margin-top="0.475in" fo:margin-bottom="0.475in"/>
      <style:text-properties style:font-name="Liberation Sans" style:font-name-asian="Tahoma" style:font-name-complex="Liberation Sans" fo:font-style="italic" style:font-style-asian="italic" fo:color="#000000" fo:language="es" fo:country="ES" fo:hyphenate="false"/>
    </style:style>
    <style:style style:name="Referencias" style:display-name="Referencias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Títuloprincipal" style:display-name="Título principal" style:family="paragraph">
      <style:paragraph-properties fo:widows="2" fo:orphans="2" fo:text-align="center" fo:margin-top="0.4326in" fo:margin-bottom="0.4326in" fo:margin-left="2.45in" fo:margin-right="1.5555in">
        <style:tab-stops/>
      </style:paragraph-properties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Afiliaciónautor" style:display-name="Afiliación autor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TítuloResumen-abstract" style:display-name="Título Resumen - abstract" style:family="paragraph">
      <style:paragraph-properties fo:widows="2" fo:orphans="2" fo:margin-top="0.1729in" fo:margin-bottom="0.2597in" fo:margin-left="1.225in" fo:margin-right="1.225in">
        <style:tab-stops/>
      </style:paragraph-properties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TítulodeTabla" style:display-name="Título de Tabla" style:family="paragraph">
      <style:paragraph-properties fo:widows="2" fo:orphans="2" fo:text-align="center" fo:margin-top="0.475in" fo:margin-bottom="0.3895in" fo:margin-left="0.625in" fo:margin-right="0.625in">
        <style:tab-stops/>
      </style:paragraph-properties>
      <style:text-properties style:font-name="Liberation Sans" style:font-name-asian="Tahoma" style:font-name-complex="Liberation Sans" fo:font-style="italic" style:font-style-asian="italic" fo:color="#000000" fo:language="es" fo:country="ES" fo:hyphenate="false"/>
    </style:style>
    <style:style style:name="PiedeFigura" style:display-name="Pie de Figura" style:family="paragraph">
      <style:paragraph-properties fo:widows="2" fo:orphans="2" fo:text-align="center"/>
      <style:text-properties style:font-name="Liberation Sans" style:font-name-asian="Tahoma" style:font-name-complex="Liberation Sans" fo:font-style="italic" style:font-style-asian="italic" fo:color="#000000" fo:language="es" fo:country="ES" fo:hyphenate="false"/>
    </style:style>
    <style:style style:name="Titulopalabrasclave" style:display-name="Titulo palabras clave" style:family="paragraph">
      <style:paragraph-properties fo:widows="2" fo:orphans="2" fo:margin-top="0.3451in" fo:margin-left="1.225in" fo:margin-right="1.225in">
        <style:tab-stops/>
      </style:paragraph-properties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TextoResumen" style:display-name="Texto Resumen" style:family="paragraph">
      <style:paragraph-properties fo:widows="2" fo:orphans="2" fo:margin-left="1.225in" fo:margin-right="1.225in">
        <style:tab-stops/>
      </style:paragraph-properties>
      <style:text-properties style:font-name="Liberation Sans" style:font-name-asian="Tahoma" style:font-name-complex="Liberation Sans" fo:font-style="italic" style:font-style-asian="italic" fo:color="#000000" fo:language="es" fo:country="ES" fo:hyphenate="false"/>
    </style:style>
    <style:style style:name="Textopalabrasclave" style:display-name="Texto palabras clave" style:family="paragraph">
      <style:paragraph-properties fo:widows="2" fo:orphans="2"/>
      <style:text-properties style:font-name="Liberation Sans" style:font-name-asian="Tahoma" style:font-name-complex="Liberation Sans" fo:font-style="italic" style:font-style-asian="italic" fo:color="#000000" fo:language="es" fo:country="ES" fo:hyphenate="false"/>
    </style:style>
    <style:style style:name="Ecuación" style:display-name="Ecuación" style:family="paragraph">
      <style:paragraph-properties fo:widows="2" fo:orphans="2" fo:text-align="center" fo:margin-top="0.2597in" fo:margin-bottom="0.2597in">
        <style:tab-stops>
          <style:tab-stop style:type="left" style:position="0.7875in"/>
          <style:tab-stop style:type="left" style:position="1.225in"/>
          <style:tab-stop style:type="left" style:position="1.575in"/>
          <style:tab-stop style:type="left" style:position="2.3631in"/>
          <style:tab-stop style:type="left" style:position="3.1506in"/>
          <style:tab-stop style:type="left" style:position="3.9368in"/>
          <style:tab-stop style:type="left" style:position="4.7243in"/>
          <style:tab-stop style:type="left" style:position="5.5125in"/>
          <style:tab-stop style:type="left" style:position="6.3in"/>
          <style:tab-stop style:type="left" style:position="7.0875in"/>
          <style:tab-stop style:type="left" style:position="7.875in"/>
          <style:tab-stop style:type="left" style:position="10.1069in"/>
        </style:tab-stops>
      </style:paragraph-properties>
      <style:text-properties style:font-name="Liberation Sans" style:font-name-asian="Tahoma" style:font-name-complex="Liberation Sans" fo:color="#000000" fo:language="es" fo:country="ES" fo:hyphenate="false"/>
    </style:style>
    <style:style style:name="Absatz-Standardschriftart" style:display-name="Absatz-Standardschriftart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Fuentedepárrafopredeter.1" style:display-name="Fuente de párrafo predeter.1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Muydestacado" style:display-name="Muy destacado" style:family="paragraph">
      <style:paragraph-properties fo:widows="2" fo:orphans="2"/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WW8Num4z0" style:display-name="WW8Num4z0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Símbolosdenumeración" style:display-name="Símbolos de numeración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Heading1Char" style:display-name="Heading 1 Char" style:family="paragraph">
      <style:paragraph-properties fo:widows="2" fo:orphans="2"/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Heading2Char" style:display-name="Heading 2 Char" style:family="paragraph">
      <style:paragraph-properties fo:widows="2" fo:orphans="2"/>
      <style:text-properties style:font-name="Liberation Sans" style:font-name-asian="Tahoma" style:font-name-complex="Liberation Sans" fo:font-weight="bold" style:font-weight-asian="bold" fo:font-style="italic" style:font-style-asian="italic" fo:color="#000000" fo:language="es" fo:country="ES" fo:hyphenate="false"/>
    </style:style>
    <style:style style:name="Heading3Char" style:display-name="Heading 3 Char" style:family="paragraph">
      <style:paragraph-properties fo:widows="2" fo:orphans="2"/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Heading4Char" style:display-name="Heading 4 Char" style:family="paragraph">
      <style:paragraph-properties fo:widows="2" fo:orphans="2"/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Heading5Char" style:display-name="Heading 5 Char" style:family="paragraph">
      <style:paragraph-properties fo:widows="2" fo:orphans="2"/>
      <style:text-properties style:font-name="Liberation Sans" style:font-name-asian="Tahoma" style:font-name-complex="Liberation Sans" fo:font-weight="bold" style:font-weight-asian="bold" fo:font-style="italic" style:font-style-asian="italic" fo:color="#000000" fo:language="es" fo:country="ES" fo:hyphenate="false"/>
    </style:style>
    <style:style style:name="Heading6Char" style:display-name="Heading 6 Char" style:family="paragraph">
      <style:paragraph-properties fo:widows="2" fo:orphans="2"/>
      <style:text-properties style:font-name="Liberation Sans" style:font-name-asian="Tahoma" style:font-name-complex="Liberation Sans" fo:font-weight="bold" style:font-weight-asian="bold" fo:color="#000000" fo:language="es" fo:country="ES" fo:hyphenate="false"/>
    </style:style>
    <style:style style:name="Heading7Char" style:display-name="Heading 7 Char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Heading8Char" style:display-name="Heading 8 Char" style:family="paragraph">
      <style:paragraph-properties fo:widows="2" fo:orphans="2"/>
      <style:text-properties style:font-name="Liberation Sans" style:font-name-asian="Tahoma" style:font-name-complex="Liberation Sans" fo:font-style="italic" style:font-style-asian="italic" fo:color="#000000" fo:language="es" fo:country="ES" fo:hyphenate="false"/>
    </style:style>
    <style:style style:name="Fuentedepárrafopredeter.2" style:display-name="Fuente de párrafo predeter.2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Heading9Char" style:display-name="Heading 9 Char" style:family="paragraph">
      <style:paragraph-properties fo:widows="2" fo:orphans="2"/>
      <style:text-properties style:font-name="Liberation Sans" style:font-name-asian="Tahoma" style:font-name-complex="Liberation Sans" fo:color="#000000" fo:language="es" fo:country="E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Times New Roman" style:font-name-asian="Tahoma" style:font-name-complex="Liberation Sans" fo:color="#000000" fo:font-size="32pt" style:font-size-asian="32pt" fo:language="es" fo:country="ES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Times New Roman" style:font-name-asian="Tahoma" style:font-name-complex="Liberation Sans" fo:color="#000000" fo:font-size="44pt" style:font-size-asian="44pt" fo:language="es" fo:country="ES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00" fo:font-size="32pt" style:font-size-asian="32pt" fo:language="es" fo:country="ES" fo:hyphenate="false"/>
    </style:style>
    <style:style style:name="PredeterminadoLTNotizen" style:display-name="Predeterminado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language="es" fo:country="ES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="Times New Roman" style:font-name-asian="Tahoma" style:font-name-complex="Liberation Sans" fo:language="es" fo:country="ES" fo:hyphenate="false"/>
    </style:style>
    <style:style style:name="Título" style:display-name="Título" style:family="paragraph" style:parent-style-name="Heading" style:next-style-name="Textbody">
      <style:text-properties fo:hyphenate="false"/>
    </style:style>
    <style:style style:name="Subtítulo" style:display-name="Subtítulo" style:family="paragraph" style:parent-style-name="Heading" style:next-style-name="Textbody">
      <style:text-properties fo:hyphenate="false"/>
    </style:style>
    <style:style style:name="Contents1" style:display-name="Contents 1" style:family="paragraph" style:parent-style-name="Index">
      <style:paragraph-properties fo:margin-top="0.118in"/>
      <style:text-properties style:font-name="Open Sans" style:font-name-asian="Open Sans" style:font-name-complex="Open Sans" fo:hyphenate="false"/>
    </style:style>
    <style:style style:name="Predeterminado3LTGliederung1" style:display-name="Predeterminado 3~LT~Gliederung 1" style:family="paragraph">
      <style:paragraph-properties fo:widows="2" fo:orphans="2" fo:margin-bottom="0.1965in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3LTGliederung2" style:display-name="Predeterminado 3~LT~Gliederung 2" style:family="paragraph" style:parent-style-name="Predeterminado3LTGliederung1">
      <style:paragraph-properties fo:margin-bottom="0.1576in"/>
      <style:text-properties style:font-name-asian="Mangal" style:font-name-complex="Mangal" fo:font-size="28pt" style:font-size-asian="28pt" fo:hyphenate="false"/>
    </style:style>
    <style:style style:name="Predeterminado3LTGliederung3" style:display-name="Predeterminado 3~LT~Gliederung 3" style:family="paragraph" style:parent-style-name="Predeterminado3LTGliederung2">
      <style:paragraph-properties fo:margin-bottom="0.118in"/>
      <style:text-properties fo:font-size="24pt" style:font-size-asian="24pt" fo:hyphenate="false"/>
    </style:style>
    <style:style style:name="Predeterminado3LTGliederung4" style:display-name="Predeterminado 3~LT~Gliederung 4" style:family="paragraph" style:parent-style-name="Predeterminado3LTGliederung3">
      <style:paragraph-properties fo:margin-bottom="0.0784in"/>
      <style:text-properties fo:font-size="20pt" style:font-size-asian="20pt" fo:hyphenate="false"/>
    </style:style>
    <style:style style:name="Predeterminado3LTGliederung5" style:display-name="Predeterminado 3~LT~Gliederung 5" style:family="paragraph" style:parent-style-name="Predeterminado3LTGliederung4">
      <style:paragraph-properties fo:margin-bottom="0.0395in"/>
      <style:text-properties fo:hyphenate="false"/>
    </style:style>
    <style:style style:name="Predeterminado3LTGliederung6" style:display-name="Predeterminado 3~LT~Gliederung 6" style:family="paragraph" style:parent-style-name="Predeterminado3LTGliederung5">
      <style:text-properties fo:hyphenate="false"/>
    </style:style>
    <style:style style:name="Predeterminado3LTGliederung7" style:display-name="Predeterminado 3~LT~Gliederung 7" style:family="paragraph" style:parent-style-name="Predeterminado3LTGliederung6">
      <style:text-properties fo:hyphenate="false"/>
    </style:style>
    <style:style style:name="Predeterminado3LTGliederung8" style:display-name="Predeterminado 3~LT~Gliederung 8" style:family="paragraph" style:parent-style-name="Predeterminado3LTGliederung7">
      <style:text-properties fo:hyphenate="false"/>
    </style:style>
    <style:style style:name="Predeterminado3LTGliederung9" style:display-name="Predeterminado 3~LT~Gliederung 9" style:family="paragraph" style:parent-style-name="Predeterminado3LTGliederung8">
      <style:text-properties fo:hyphenate="false"/>
    </style:style>
    <style:style style:name="Predeterminado3LTTitel" style:display-name="Predeterminado 3~LT~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44pt" style:font-size-asian="44pt" fo:language="es" fo:country="ES" fo:hyphenate="false"/>
    </style:style>
    <style:style style:name="Predeterminado3LTUntertitel" style:display-name="Predeterminado 3~LT~Unter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3LTNotizen" style:display-name="Predeterminado 3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language="es" fo:country="ES" fo:hyphenate="false"/>
    </style:style>
    <style:style style:name="Predeterminado3LTHintergrundobjekte" style:display-name="Predeterminado 3~LT~Hintergrundobjekte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redeterminado3LTHintergrund" style:display-name="Predeterminado 3~LT~Hintergrund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redeterminado4LTGliederung1" style:display-name="Predeterminado 4~LT~Gliederung 1" style:family="paragraph">
      <style:paragraph-properties fo:widows="2" fo:orphans="2" fo:margin-bottom="0.1965in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4LTGliederung2" style:display-name="Predeterminado 4~LT~Gliederung 2" style:family="paragraph" style:parent-style-name="Predeterminado4LTGliederung1">
      <style:paragraph-properties fo:margin-bottom="0.1576in"/>
      <style:text-properties style:font-name-asian="Mangal" style:font-name-complex="Mangal" fo:font-size="28pt" style:font-size-asian="28pt" fo:hyphenate="false"/>
    </style:style>
    <style:style style:name="Predeterminado4LTGliederung3" style:display-name="Predeterminado 4~LT~Gliederung 3" style:family="paragraph" style:parent-style-name="Predeterminado4LTGliederung2">
      <style:paragraph-properties fo:margin-bottom="0.118in"/>
      <style:text-properties fo:font-size="24pt" style:font-size-asian="24pt" fo:hyphenate="false"/>
    </style:style>
    <style:style style:name="Predeterminado4LTGliederung4" style:display-name="Predeterminado 4~LT~Gliederung 4" style:family="paragraph" style:parent-style-name="Predeterminado4LTGliederung3">
      <style:paragraph-properties fo:margin-bottom="0.0784in"/>
      <style:text-properties fo:font-size="20pt" style:font-size-asian="20pt" fo:hyphenate="false"/>
    </style:style>
    <style:style style:name="Predeterminado4LTGliederung5" style:display-name="Predeterminado 4~LT~Gliederung 5" style:family="paragraph" style:parent-style-name="Predeterminado4LTGliederung4">
      <style:paragraph-properties fo:margin-bottom="0.0395in"/>
      <style:text-properties fo:hyphenate="false"/>
    </style:style>
    <style:style style:name="Predeterminado4LTGliederung6" style:display-name="Predeterminado 4~LT~Gliederung 6" style:family="paragraph" style:parent-style-name="Predeterminado4LTGliederung5">
      <style:text-properties fo:hyphenate="false"/>
    </style:style>
    <style:style style:name="Predeterminado4LTGliederung7" style:display-name="Predeterminado 4~LT~Gliederung 7" style:family="paragraph" style:parent-style-name="Predeterminado4LTGliederung6">
      <style:text-properties fo:hyphenate="false"/>
    </style:style>
    <style:style style:name="Predeterminado4LTGliederung8" style:display-name="Predeterminado 4~LT~Gliederung 8" style:family="paragraph" style:parent-style-name="Predeterminado4LTGliederung7">
      <style:text-properties fo:hyphenate="false"/>
    </style:style>
    <style:style style:name="Predeterminado4LTGliederung9" style:display-name="Predeterminado 4~LT~Gliederung 9" style:family="paragraph" style:parent-style-name="Predeterminado4LTGliederung8">
      <style:text-properties fo:hyphenate="false"/>
    </style:style>
    <style:style style:name="Predeterminado4LTTitel" style:display-name="Predeterminado 4~LT~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44pt" style:font-size-asian="44pt" fo:language="es" fo:country="ES" fo:hyphenate="false"/>
    </style:style>
    <style:style style:name="Predeterminado4LTUntertitel" style:display-name="Predeterminado 4~LT~Unter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4LTNotizen" style:display-name="Predeterminado 4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language="es" fo:country="ES" fo:hyphenate="false"/>
    </style:style>
    <style:style style:name="Predeterminado4LTHintergrundobjekte" style:display-name="Predeterminado 4~LT~Hintergrundobjekte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redeterminado4LTHintergrund" style:display-name="Predeterminado 4~LT~Hintergrund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Saludo" style:display-name="Saludo" style:family="paragraph" style:parent-style-name="Standard">
      <style:text-properties fo:hyphenate="false"/>
    </style:style>
    <style:style style:name="Encabezado2b" style:display-name="Encabezado2b" style:family="paragraph" style:parent-style-name="Título2" style:default-outline-level="2">
      <style:text-properties fo:hyphenate="false"/>
    </style:style>
    <style:style style:name="Teletipo" style:display-name="Teletipo" style:family="paragraph">
      <style:paragraph-properties fo:widows="2" fo:orphans="2"/>
      <style:text-properties style:font-name="Courier New" style:font-name-asian="Tahoma" style:font-name-complex="Liberation Sans" fo:language="es" fo:country="ES" fo:hyphenate="false"/>
    </style:style>
    <style:style style:name="Textofuente" style:display-name="Texto fuente" style:family="paragraph">
      <style:paragraph-properties fo:widows="2" fo:orphans="2"/>
      <style:text-properties style:font-name="Courier New" style:font-name-asian="Tahoma" style:font-name-complex="Liberation Sans" fo:language="es" fo:country="ES" fo:hyphenate="false"/>
    </style:style>
    <style:style style:name="Caracteresdenotafinal" style:display-name="Caracteres de nota final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Caracteresdenotaalpie" style:display-name="Caracteres de nota al pie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Destacado" style:display-name="Destacado" style:family="paragraph">
      <style:paragraph-properties fo:widows="2" fo:orphans="2"/>
      <style:text-properties style:font-name="Arial" style:font-name-asian="Tahoma" style:font-name-complex="Liberation Sans" fo:font-style="italic" style:font-style-asian="italic" fo:language="es" fo:country="ES" fo:hyphenate="false"/>
    </style:style>
    <style:style style:name="EnlacedeInternetyavisitado" style:display-name="Enlace de Internet ya visitado" style:family="paragraph">
      <style:paragraph-properties fo:widows="2" fo:orphans="2"/>
      <style:text-properties style:font-name="Arial" style:font-name-asian="Tahoma" style:font-name-complex="Liberation Sans" fo:color="#800000" style:text-underline-type="single" style:text-underline-style="solid" style:text-underline-width="auto" style:text-underline-mode="continuous" fo:language="es" fo:country="ES" fo:hyphenate="false"/>
    </style:style>
    <style:style style:name="Título1LTHintergrund" style:display-name="Título1~LT~Hintergrund" style:family="paragraph">
      <style:paragraph-properties fo:widows="2" fo:orphans="2" fo:text-align="center"/>
      <style:text-properties style:font-name="Mangal" style:font-name-asian="Tahoma" style:font-name-complex="Liberation Sans" fo:color="#000000" fo:language="es" fo:country="ES" fo:hyphenate="false"/>
    </style:style>
    <style:style style:name="Título1LTHintergrundobjekte" style:display-name="Título1~LT~Hintergrundobjekte" style:family="paragraph">
      <style:paragraph-properties fo:widows="2" fo:orphans="2"/>
      <style:text-properties style:font-name="Mangal" style:font-name-asian="Tahoma" style:font-name-complex="Liberation Sans" fo:color="#000000" fo:language="es" fo:country="ES" fo:hyphenate="false"/>
    </style:style>
    <style:style style:name="Título1LTNotizen" style:display-name="Título1~LT~Notizen" style:family="paragraph">
      <style:paragraph-properties fo:widows="2" fo:orphans="2" fo:margin-top="0.1104in">
        <style:tab-stops>
          <style:tab-stop style:type="left" style:position="0in"/>
          <style:tab-stop style:type="left" style:position="0.8659in"/>
          <style:tab-stop style:type="left" style:position="1.7319in"/>
          <style:tab-stop style:type="left" style:position="2.5993in"/>
          <style:tab-stop style:type="left" style:position="3.4666in"/>
          <style:tab-stop style:type="left" style:position="4.3326in"/>
          <style:tab-stop style:type="left" style:position="5.2in"/>
          <style:tab-stop style:type="left" style:position="6.0659in"/>
          <style:tab-stop style:type="left" style:position="6.9333in"/>
          <style:tab-stop style:type="left" style:position="7.7993in"/>
          <style:tab-stop style:type="left" style:position="8.6666in"/>
          <style:tab-stop style:type="left" style:position="9.5326in"/>
          <style:tab-stop style:type="left" style:position="10.3993in"/>
          <style:tab-stop style:type="left" style:position="11.2652in"/>
          <style:tab-stop style:type="left" style:position="12.1326in"/>
          <style:tab-stop style:type="left" style:position="12.9986in"/>
          <style:tab-stop style:type="left" style:position="13.8659in"/>
          <style:tab-stop style:type="left" style:position="14.7319in"/>
          <style:tab-stop style:type="left" style:position="15.5993in"/>
          <style:tab-stop style:type="left" style:position="16.4652in"/>
          <style:tab-stop style:type="left" style:position="17.3326in"/>
        </style:tab-stops>
      </style:paragraph-properties>
      <style:text-properties style:font-name="Mangal" style:font-name-asian="Tahoma" style:font-name-complex="Liberation Sans" fo:color="#000000" fo:language="es" fo:country="ES" fo:hyphenate="false"/>
    </style:style>
    <style:style style:name="Título1LTUntertitel" style:display-name="Título1~LT~Untertitel" style:family="paragraph">
      <style:paragraph-properties fo:widows="2" fo:orphans="2" fo:text-align="center" fo:margin-top="0.1958in">
        <style:tab-stops>
          <style:tab-stop style:type="left" style:position="0in"/>
          <style:tab-stop style:type="left" style:position="0.8659in"/>
          <style:tab-stop style:type="left" style:position="1.7319in"/>
          <style:tab-stop style:type="left" style:position="2.5993in"/>
          <style:tab-stop style:type="left" style:position="3.4666in"/>
          <style:tab-stop style:type="left" style:position="4.3326in"/>
          <style:tab-stop style:type="left" style:position="5.2in"/>
          <style:tab-stop style:type="left" style:position="6.0659in"/>
          <style:tab-stop style:type="left" style:position="6.9333in"/>
          <style:tab-stop style:type="left" style:position="7.7993in"/>
          <style:tab-stop style:type="left" style:position="8.6666in"/>
          <style:tab-stop style:type="left" style:position="9.5326in"/>
          <style:tab-stop style:type="left" style:position="10.3993in"/>
          <style:tab-stop style:type="left" style:position="11.2652in"/>
          <style:tab-stop style:type="left" style:position="12.1326in"/>
          <style:tab-stop style:type="left" style:position="12.9986in"/>
          <style:tab-stop style:type="left" style:position="13.8659in"/>
          <style:tab-stop style:type="left" style:position="14.7319in"/>
          <style:tab-stop style:type="left" style:position="15.5993in"/>
          <style:tab-stop style:type="left" style:position="16.4652in"/>
          <style:tab-stop style:type="left" style:position="17.3326in"/>
        </style:tab-stops>
      </style:paragraph-properties>
      <style:text-properties style:font-name="Microsoft YaHei" style:font-name-asian="Tahoma" style:font-name-complex="Liberation Sans" fo:color="#000000" fo:font-size="32pt" style:font-size-asian="32pt" fo:language="es" fo:country="ES" fo:hyphenate="false"/>
    </style:style>
    <style:style style:name="Título1LTTitel" style:display-name="Título1~LT~Titel" style:family="paragraph">
      <style:paragraph-properties fo:widows="2" fo:orphans="2">
        <style:tab-stops>
          <style:tab-stop style:type="left" style:position="0in"/>
          <style:tab-stop style:type="left" style:position="0.8659in"/>
          <style:tab-stop style:type="left" style:position="1.7319in"/>
          <style:tab-stop style:type="left" style:position="2.5993in"/>
          <style:tab-stop style:type="left" style:position="3.4666in"/>
          <style:tab-stop style:type="left" style:position="4.3326in"/>
          <style:tab-stop style:type="left" style:position="5.2in"/>
          <style:tab-stop style:type="left" style:position="6.0659in"/>
          <style:tab-stop style:type="left" style:position="6.9333in"/>
          <style:tab-stop style:type="left" style:position="7.7993in"/>
          <style:tab-stop style:type="left" style:position="8.6666in"/>
          <style:tab-stop style:type="left" style:position="9.5326in"/>
          <style:tab-stop style:type="left" style:position="10.3993in"/>
          <style:tab-stop style:type="left" style:position="11.2652in"/>
          <style:tab-stop style:type="left" style:position="12.1326in"/>
          <style:tab-stop style:type="left" style:position="12.9986in"/>
          <style:tab-stop style:type="left" style:position="13.8659in"/>
          <style:tab-stop style:type="left" style:position="14.7319in"/>
          <style:tab-stop style:type="left" style:position="15.5993in"/>
          <style:tab-stop style:type="left" style:position="16.4652in"/>
          <style:tab-stop style:type="left" style:position="17.3326in"/>
        </style:tab-stops>
      </style:paragraph-properties>
      <style:text-properties style:font-name="Microsoft YaHei" style:font-name-asian="Tahoma" style:font-name-complex="Liberation Sans" fo:color="#000000" fo:font-size="10pt" style:font-size-asian="10pt" fo:language="es" fo:country="ES" fo:hyphenate="false"/>
    </style:style>
    <style:style style:name="Título1LTGliederung9" style:display-name="Título1~LT~Gliederung 9" style:family="paragraph">
      <style:paragraph-properties fo:widows="2" fo:orphans="2" fo:margin-top="0.1222in">
        <style:tab-stops>
          <style:tab-stop style:type="left" style:position="0.3638in"/>
          <style:tab-stop style:type="left" style:position="1.2312in"/>
          <style:tab-stop style:type="left" style:position="2.0972in"/>
          <style:tab-stop style:type="left" style:position="2.9645in"/>
          <style:tab-stop style:type="left" style:position="3.8305in"/>
          <style:tab-stop style:type="left" style:position="4.6979in"/>
          <style:tab-stop style:type="left" style:position="5.5638in"/>
          <style:tab-stop style:type="left" style:position="6.4305in"/>
          <style:tab-stop style:type="left" style:position="7.2965in"/>
          <style:tab-stop style:type="left" style:position="8.1638in"/>
          <style:tab-stop style:type="left" style:position="9.0298in"/>
          <style:tab-stop style:type="left" style:position="9.8972in"/>
          <style:tab-stop style:type="left" style:position="10.7631in"/>
          <style:tab-stop style:type="left" style:position="11.6305in"/>
          <style:tab-stop style:type="left" style:position="12.4965in"/>
          <style:tab-stop style:type="left" style:position="13.3638in"/>
          <style:tab-stop style:type="left" style:position="14.2298in"/>
          <style:tab-stop style:type="left" style:position="15.0958in"/>
          <style:tab-stop style:type="left" style:position="15.9631in"/>
          <style:tab-stop style:type="left" style:position="16.8305in"/>
        </style:tab-stops>
      </style:paragraph-properties>
      <style:text-properties style:font-name="Microsoft YaHei" style:font-name-asian="Tahoma" style:font-name-complex="Liberation Sans" fo:color="#000000" fo:font-size="20pt" style:font-size-asian="20pt" fo:language="es" fo:country="ES" fo:hyphenate="false"/>
    </style:style>
    <style:style style:name="Título1LTGliederung8" style:display-name="Título1~LT~Gliederung 8" style:family="paragraph">
      <style:paragraph-properties fo:widows="2" fo:orphans="2" fo:margin-top="0.1222in">
        <style:tab-stops>
          <style:tab-stop style:type="left" style:position="0.3638in"/>
          <style:tab-stop style:type="left" style:position="1.2312in"/>
          <style:tab-stop style:type="left" style:position="2.0972in"/>
          <style:tab-stop style:type="left" style:position="2.9645in"/>
          <style:tab-stop style:type="left" style:position="3.8305in"/>
          <style:tab-stop style:type="left" style:position="4.6979in"/>
          <style:tab-stop style:type="left" style:position="5.5638in"/>
          <style:tab-stop style:type="left" style:position="6.4305in"/>
          <style:tab-stop style:type="left" style:position="7.2965in"/>
          <style:tab-stop style:type="left" style:position="8.1638in"/>
          <style:tab-stop style:type="left" style:position="9.0298in"/>
          <style:tab-stop style:type="left" style:position="9.8972in"/>
          <style:tab-stop style:type="left" style:position="10.7631in"/>
          <style:tab-stop style:type="left" style:position="11.6305in"/>
          <style:tab-stop style:type="left" style:position="12.4965in"/>
          <style:tab-stop style:type="left" style:position="13.3638in"/>
          <style:tab-stop style:type="left" style:position="14.2298in"/>
          <style:tab-stop style:type="left" style:position="15.0958in"/>
          <style:tab-stop style:type="left" style:position="15.9631in"/>
          <style:tab-stop style:type="left" style:position="16.8305in"/>
        </style:tab-stops>
      </style:paragraph-properties>
      <style:text-properties style:font-name="Microsoft YaHei" style:font-name-asian="Tahoma" style:font-name-complex="Liberation Sans" fo:color="#000000" fo:font-size="20pt" style:font-size-asian="20pt" fo:language="es" fo:country="ES" fo:hyphenate="false"/>
    </style:style>
    <style:style style:name="Título1LTGliederung7" style:display-name="Título1~LT~Gliederung 7" style:family="paragraph">
      <style:paragraph-properties fo:widows="2" fo:orphans="2" fo:margin-top="0.1222in">
        <style:tab-stops>
          <style:tab-stop style:type="left" style:position="0.3638in"/>
          <style:tab-stop style:type="left" style:position="1.2312in"/>
          <style:tab-stop style:type="left" style:position="2.0972in"/>
          <style:tab-stop style:type="left" style:position="2.9645in"/>
          <style:tab-stop style:type="left" style:position="3.8305in"/>
          <style:tab-stop style:type="left" style:position="4.6979in"/>
          <style:tab-stop style:type="left" style:position="5.5638in"/>
          <style:tab-stop style:type="left" style:position="6.4305in"/>
          <style:tab-stop style:type="left" style:position="7.2965in"/>
          <style:tab-stop style:type="left" style:position="8.1638in"/>
          <style:tab-stop style:type="left" style:position="9.0298in"/>
          <style:tab-stop style:type="left" style:position="9.8972in"/>
          <style:tab-stop style:type="left" style:position="10.7631in"/>
          <style:tab-stop style:type="left" style:position="11.6305in"/>
          <style:tab-stop style:type="left" style:position="12.4965in"/>
          <style:tab-stop style:type="left" style:position="13.3638in"/>
          <style:tab-stop style:type="left" style:position="14.2298in"/>
          <style:tab-stop style:type="left" style:position="15.0958in"/>
          <style:tab-stop style:type="left" style:position="15.9631in"/>
          <style:tab-stop style:type="left" style:position="16.8305in"/>
        </style:tab-stops>
      </style:paragraph-properties>
      <style:text-properties style:font-name="Microsoft YaHei" style:font-name-asian="Tahoma" style:font-name-complex="Liberation Sans" fo:color="#000000" fo:font-size="20pt" style:font-size-asian="20pt" fo:language="es" fo:country="ES" fo:hyphenate="false"/>
    </style:style>
    <style:style style:name="Título1LTGliederung6" style:display-name="Título1~LT~Gliederung 6" style:family="paragraph">
      <style:paragraph-properties fo:widows="2" fo:orphans="2" fo:margin-top="0.1222in">
        <style:tab-stops>
          <style:tab-stop style:type="left" style:position="0.3638in"/>
          <style:tab-stop style:type="left" style:position="1.2312in"/>
          <style:tab-stop style:type="left" style:position="2.0972in"/>
          <style:tab-stop style:type="left" style:position="2.9645in"/>
          <style:tab-stop style:type="left" style:position="3.8305in"/>
          <style:tab-stop style:type="left" style:position="4.6979in"/>
          <style:tab-stop style:type="left" style:position="5.5638in"/>
          <style:tab-stop style:type="left" style:position="6.4305in"/>
          <style:tab-stop style:type="left" style:position="7.2965in"/>
          <style:tab-stop style:type="left" style:position="8.1638in"/>
          <style:tab-stop style:type="left" style:position="9.0298in"/>
          <style:tab-stop style:type="left" style:position="9.8972in"/>
          <style:tab-stop style:type="left" style:position="10.7631in"/>
          <style:tab-stop style:type="left" style:position="11.6305in"/>
          <style:tab-stop style:type="left" style:position="12.4965in"/>
          <style:tab-stop style:type="left" style:position="13.3638in"/>
          <style:tab-stop style:type="left" style:position="14.2298in"/>
          <style:tab-stop style:type="left" style:position="15.0958in"/>
          <style:tab-stop style:type="left" style:position="15.9631in"/>
          <style:tab-stop style:type="left" style:position="16.8305in"/>
        </style:tab-stops>
      </style:paragraph-properties>
      <style:text-properties style:font-name="Microsoft YaHei" style:font-name-asian="Tahoma" style:font-name-complex="Liberation Sans" fo:color="#000000" fo:font-size="20pt" style:font-size-asian="20pt" fo:language="es" fo:country="ES" fo:hyphenate="false"/>
    </style:style>
    <style:style style:name="Título1LTGliederung5" style:display-name="Título1~LT~Gliederung 5" style:family="paragraph">
      <style:paragraph-properties fo:widows="2" fo:orphans="2" fo:margin-top="0.1222in">
        <style:tab-stops>
          <style:tab-stop style:type="left" style:position="0.3638in"/>
          <style:tab-stop style:type="left" style:position="1.2312in"/>
          <style:tab-stop style:type="left" style:position="2.0972in"/>
          <style:tab-stop style:type="left" style:position="2.9645in"/>
          <style:tab-stop style:type="left" style:position="3.8305in"/>
          <style:tab-stop style:type="left" style:position="4.6979in"/>
          <style:tab-stop style:type="left" style:position="5.5638in"/>
          <style:tab-stop style:type="left" style:position="6.4305in"/>
          <style:tab-stop style:type="left" style:position="7.2965in"/>
          <style:tab-stop style:type="left" style:position="8.1638in"/>
          <style:tab-stop style:type="left" style:position="9.0298in"/>
          <style:tab-stop style:type="left" style:position="9.8972in"/>
          <style:tab-stop style:type="left" style:position="10.7631in"/>
          <style:tab-stop style:type="left" style:position="11.6305in"/>
          <style:tab-stop style:type="left" style:position="12.4965in"/>
          <style:tab-stop style:type="left" style:position="13.3638in"/>
          <style:tab-stop style:type="left" style:position="14.2298in"/>
          <style:tab-stop style:type="left" style:position="15.0958in"/>
          <style:tab-stop style:type="left" style:position="15.9631in"/>
          <style:tab-stop style:type="left" style:position="16.8305in"/>
        </style:tab-stops>
      </style:paragraph-properties>
      <style:text-properties style:font-name="Microsoft YaHei" style:font-name-asian="Tahoma" style:font-name-complex="Liberation Sans" fo:color="#000000" fo:font-size="20pt" style:font-size-asian="20pt" fo:language="es" fo:country="ES" fo:hyphenate="false"/>
    </style:style>
    <style:style style:name="Título1LTGliederung4" style:display-name="Título1~LT~Gliederung 4" style:family="paragraph">
      <style:paragraph-properties fo:widows="2" fo:orphans="2" fo:margin-top="0.1222in">
        <style:tab-stops>
          <style:tab-stop style:type="left" style:position="0.3798in"/>
          <style:tab-stop style:type="left" style:position="1.2458in"/>
          <style:tab-stop style:type="left" style:position="2.1131in"/>
          <style:tab-stop style:type="left" style:position="2.9791in"/>
          <style:tab-stop style:type="left" style:position="3.8465in"/>
          <style:tab-stop style:type="left" style:position="4.7125in"/>
          <style:tab-stop style:type="left" style:position="5.5798in"/>
          <style:tab-stop style:type="left" style:position="6.4458in"/>
          <style:tab-stop style:type="left" style:position="7.3125in"/>
          <style:tab-stop style:type="left" style:position="8.1784in"/>
          <style:tab-stop style:type="left" style:position="9.0458in"/>
          <style:tab-stop style:type="left" style:position="9.9118in"/>
          <style:tab-stop style:type="left" style:position="10.7791in"/>
          <style:tab-stop style:type="left" style:position="11.6451in"/>
          <style:tab-stop style:type="left" style:position="12.5125in"/>
          <style:tab-stop style:type="left" style:position="13.3784in"/>
          <style:tab-stop style:type="left" style:position="14.2458in"/>
          <style:tab-stop style:type="left" style:position="15.1118in"/>
          <style:tab-stop style:type="left" style:position="15.9777in"/>
          <style:tab-stop style:type="left" style:position="16.8451in"/>
        </style:tab-stops>
      </style:paragraph-properties>
      <style:text-properties style:font-name="Microsoft YaHei" style:font-name-asian="Tahoma" style:font-name-complex="Liberation Sans" fo:color="#000000" fo:font-size="20pt" style:font-size-asian="20pt" fo:language="es" fo:country="ES" fo:hyphenate="false"/>
    </style:style>
    <style:style style:name="Título1LTGliederung3" style:display-name="Título1~LT~Gliederung 3" style:family="paragraph">
      <style:paragraph-properties fo:widows="2" fo:orphans="2" fo:margin-top="0.1472in">
        <style:tab-stops>
          <style:tab-stop style:type="left" style:position="0.3944in"/>
          <style:tab-stop style:type="left" style:position="1.2618in"/>
          <style:tab-stop style:type="left" style:position="2.1277in"/>
          <style:tab-stop style:type="left" style:position="2.9951in"/>
          <style:tab-stop style:type="left" style:position="3.8611in"/>
          <style:tab-stop style:type="left" style:position="4.7284in"/>
          <style:tab-stop style:type="left" style:position="5.5944in"/>
          <style:tab-stop style:type="left" style:position="6.4618in"/>
          <style:tab-stop style:type="left" style:position="7.3277in"/>
          <style:tab-stop style:type="left" style:position="8.1944in"/>
          <style:tab-stop style:type="left" style:position="9.0604in"/>
          <style:tab-stop style:type="left" style:position="9.9277in"/>
          <style:tab-stop style:type="left" style:position="10.7937in"/>
          <style:tab-stop style:type="left" style:position="11.6611in"/>
          <style:tab-stop style:type="left" style:position="12.527in"/>
          <style:tab-stop style:type="left" style:position="13.3944in"/>
          <style:tab-stop style:type="left" style:position="14.2604in"/>
          <style:tab-stop style:type="left" style:position="15.1277in"/>
          <style:tab-stop style:type="left" style:position="15.9937in"/>
          <style:tab-stop style:type="left" style:position="16.8597in"/>
        </style:tab-stops>
      </style:paragraph-properties>
      <style:text-properties style:font-name="Microsoft YaHei" style:font-name-asian="Tahoma" style:font-name-complex="Liberation Sans" fo:color="#000000" fo:font-size="24pt" style:font-size-asian="24pt" fo:language="es" fo:country="ES" fo:hyphenate="false"/>
    </style:style>
    <style:style style:name="Título1LTGliederung2" style:display-name="Título1~LT~Gliederung 2" style:family="paragraph">
      <style:paragraph-properties fo:widows="2" fo:orphans="2" fo:margin-top="0.1701in">
        <style:tab-stops>
          <style:tab-stop style:type="left" style:position="0.3in"/>
          <style:tab-stop style:type="left" style:position="1.1659in"/>
          <style:tab-stop style:type="left" style:position="2.0333in"/>
          <style:tab-stop style:type="left" style:position="2.8993in"/>
          <style:tab-stop style:type="left" style:position="3.7652in"/>
          <style:tab-stop style:type="left" style:position="4.6326in"/>
          <style:tab-stop style:type="left" style:position="5.5in"/>
          <style:tab-stop style:type="left" style:position="6.3659in"/>
          <style:tab-stop style:type="left" style:position="7.2333in"/>
          <style:tab-stop style:type="left" style:position="8.0993in"/>
          <style:tab-stop style:type="left" style:position="8.9666in"/>
          <style:tab-stop style:type="left" style:position="9.8326in"/>
          <style:tab-stop style:type="left" style:position="10.7in"/>
          <style:tab-stop style:type="left" style:position="11.5659in"/>
          <style:tab-stop style:type="left" style:position="12.4326in"/>
          <style:tab-stop style:type="left" style:position="13.2993in"/>
          <style:tab-stop style:type="left" style:position="14.1659in"/>
          <style:tab-stop style:type="left" style:position="15.0319in"/>
          <style:tab-stop style:type="left" style:position="15.8993in"/>
          <style:tab-stop style:type="left" style:position="16.7652in"/>
        </style:tab-stops>
      </style:paragraph-properties>
      <style:text-properties style:font-name="Microsoft YaHei" style:font-name-asian="Tahoma" style:font-name-complex="Liberation Sans" fo:color="#000000" fo:font-size="28pt" style:font-size-asian="28pt" fo:language="es" fo:country="ES" fo:hyphenate="false"/>
    </style:style>
    <style:style style:name="Título1LTGliederung1" style:display-name="Título1~LT~Gliederung 1" style:family="paragraph">
      <style:paragraph-properties fo:widows="2" fo:orphans="2" fo:margin-top="0.1958in">
        <style:tab-stops>
          <style:tab-stop style:type="left" style:position="0.2048in"/>
          <style:tab-stop style:type="left" style:position="1.0715in"/>
          <style:tab-stop style:type="left" style:position="1.9375in"/>
          <style:tab-stop style:type="left" style:position="2.8048in"/>
          <style:tab-stop style:type="left" style:position="3.6708in"/>
          <style:tab-stop style:type="left" style:position="4.5381in"/>
          <style:tab-stop style:type="left" style:position="5.4041in"/>
          <style:tab-stop style:type="left" style:position="6.2715in"/>
          <style:tab-stop style:type="left" style:position="7.1375in"/>
          <style:tab-stop style:type="left" style:position="8.0048in"/>
          <style:tab-stop style:type="left" style:position="8.8708in"/>
          <style:tab-stop style:type="left" style:position="9.7368in"/>
          <style:tab-stop style:type="left" style:position="10.6041in"/>
          <style:tab-stop style:type="left" style:position="11.4715in"/>
          <style:tab-stop style:type="left" style:position="12.3375in"/>
          <style:tab-stop style:type="left" style:position="13.2048in"/>
          <style:tab-stop style:type="left" style:position="14.0708in"/>
          <style:tab-stop style:type="left" style:position="14.9381in"/>
          <style:tab-stop style:type="left" style:position="15.8041in"/>
          <style:tab-stop style:type="left" style:position="16.6715in"/>
        </style:tab-stops>
      </style:paragraph-properties>
      <style:text-properties style:font-name="Microsoft YaHei" style:font-name-asian="Tahoma" style:font-name-complex="Liberation Sans" fo:color="#000000" fo:font-size="32pt" style:font-size-asian="32pt" fo:language="es" fo:country="ES" fo:hyphenate="false"/>
    </style:style>
    <style:style style:name="WW-Título1" style:display-name="WW-Título1" style:family="paragraph">
      <style:paragraph-properties fo:widows="2" fo:orphans="2">
        <style:tab-stops>
          <style:tab-stop style:type="left" style:position="0in"/>
          <style:tab-stop style:type="left" style:position="0.8659in"/>
          <style:tab-stop style:type="left" style:position="1.7319in"/>
          <style:tab-stop style:type="left" style:position="2.5993in"/>
          <style:tab-stop style:type="left" style:position="3.4666in"/>
          <style:tab-stop style:type="left" style:position="4.3326in"/>
          <style:tab-stop style:type="left" style:position="5.2in"/>
          <style:tab-stop style:type="left" style:position="6.0659in"/>
          <style:tab-stop style:type="left" style:position="6.9333in"/>
          <style:tab-stop style:type="left" style:position="7.7993in"/>
          <style:tab-stop style:type="left" style:position="8.6666in"/>
          <style:tab-stop style:type="left" style:position="9.5326in"/>
          <style:tab-stop style:type="left" style:position="10.3993in"/>
          <style:tab-stop style:type="left" style:position="11.2652in"/>
          <style:tab-stop style:type="left" style:position="12.1326in"/>
          <style:tab-stop style:type="left" style:position="12.9986in"/>
          <style:tab-stop style:type="left" style:position="13.8659in"/>
          <style:tab-stop style:type="left" style:position="14.7319in"/>
          <style:tab-stop style:type="left" style:position="15.5993in"/>
          <style:tab-stop style:type="left" style:position="16.4652in"/>
          <style:tab-stop style:type="left" style:position="17.3326in"/>
        </style:tab-stops>
      </style:paragraph-properties>
      <style:text-properties style:font-name="Microsoft YaHei" style:font-name-asian="Tahoma" style:font-name-complex="Liberation Sans" fo:color="#000000" fo:font-size="10pt" style:font-size-asian="10pt" fo:language="es" fo:country="ES" fo:hyphenate="false"/>
    </style:style>
    <style:style style:name="Comment" style:display-name="Comment" style:family="paragraph">
      <style:paragraph-properties fo:widows="2" fo:orphans="2"/>
      <style:text-properties style:font-name="Mangal" style:font-name-asian="Tahoma" style:font-name-complex="Liberation Sans" fo:color="#000000" fo:language="es" fo:country="ES" fo:hyphenate="false"/>
    </style:style>
    <style:style style:name="HTMLMarkup" style:display-name="HTML Markup" style:family="paragraph">
      <style:paragraph-properties fo:widows="2" fo:orphans="2"/>
      <style:text-properties style:font-name="Mangal" style:font-name-asian="Tahoma" style:font-name-complex="Liberation Sans" fo:color="#FF0000" fo:language="es" fo:country="ES" fo:hyphenate="false"/>
    </style:style>
    <style:style style:name="Variable" style:display-name="Variable" style:family="paragraph">
      <style:paragraph-properties fo:widows="2" fo:orphans="2"/>
      <style:text-properties style:font-name="Mangal" style:font-name-asian="Tahoma" style:font-name-complex="Liberation Sans" fo:font-style="italic" style:font-style-asian="italic" fo:color="#000000" fo:language="es" fo:country="ES" fo:hyphenate="false"/>
    </style:style>
    <style:style style:name="Typewriter" style:display-name="Typewriter" style:family="paragraph">
      <style:paragraph-properties fo:widows="2" fo:orphans="2"/>
      <style:text-properties style:font-name="Courier New" style:font-name-asian="Tahoma" style:font-name-complex="Liberation Sans" fo:color="#000000" fo:font-size="17.5pt" style:font-size-asian="17.5pt" fo:language="es" fo:country="ES" fo:hyphenate="false"/>
    </style:style>
    <style:style style:name="Textoennegrita1" style:display-name="Texto en negrita1" style:family="paragraph">
      <style:paragraph-properties fo:widows="2" fo:orphans="2"/>
      <style:text-properties style:font-name="Mangal" style:font-name-asian="Tahoma" style:font-name-complex="Liberation Sans" fo:font-weight="bold" style:font-weight-asian="bold" fo:color="#000000" fo:language="es" fo:country="ES" fo:hyphenate="false"/>
    </style:style>
    <style:style style:name="Sample" style:display-name="Sample" style:family="paragraph">
      <style:paragraph-properties fo:widows="2" fo:orphans="2"/>
      <style:text-properties style:font-name="Courier New" style:font-name-asian="Tahoma" style:font-name-complex="Liberation Sans" fo:color="#000000" fo:language="es" fo:country="ES" fo:hyphenate="false"/>
    </style:style>
    <style:style style:name="TopofForm" style:display-name="Top of Form" style:family="paragraph">
      <style:paragraph-properties fo:widows="2" fo:orphans="2" fo:text-align="center"/>
      <style:text-properties style:font-name="Arial" style:font-name-asian="Tahoma" style:font-name-complex="Liberation Sans" fo:color="#000000" fo:font-size="14pt" style:font-size-asian="14pt" fo:language="es" fo:country="ES" fo:hyphenate="false"/>
    </style:style>
    <style:style style:name="BottomofForm" style:display-name="Bottom of Form" style:family="paragraph">
      <style:paragraph-properties fo:widows="2" fo:orphans="2" fo:text-align="center"/>
      <style:text-properties style:font-name="Arial" style:font-name-asian="Tahoma" style:font-name-complex="Liberation Sans" fo:color="#000000" fo:font-size="14pt" style:font-size-asian="14pt" fo:language="es" fo:country="ES" fo:hyphenate="false"/>
    </style:style>
    <style:style style:name="Preformatted" style:display-name="Preformatted" style:family="paragraph">
      <style:paragraph-properties fo:widows="2" fo:orphans="2">
        <style:tab-stops>
          <style:tab-stop style:type="left" style:position="0in"/>
          <style:tab-stop style:type="left" style:position="2.0729in"/>
          <style:tab-stop style:type="left" style:position="4.1437in"/>
          <style:tab-stop style:type="left" style:position="6.2166in"/>
          <style:tab-stop style:type="left" style:position="8.2875in"/>
          <style:tab-stop style:type="left" style:position="10.3604in"/>
          <style:tab-stop style:type="left" style:position="12.4319in"/>
          <style:tab-stop style:type="left" style:position="14.5041in"/>
          <style:tab-stop style:type="left" style:position="16.577in"/>
          <style:tab-stop style:type="left" style:position="18.6479in"/>
          <style:tab-stop style:type="left" style:position="20.7208in"/>
        </style:tab-stops>
      </style:paragraph-properties>
      <style:text-properties style:font-name="Courier New" style:font-name-asian="Tahoma" style:font-name-complex="Liberation Sans" fo:color="#000000" fo:font-size="17.5pt" style:font-size-asian="17.5pt" fo:language="es" fo:country="ES" fo:hyphenate="false"/>
    </style:style>
    <style:style style:name="Keyboard" style:display-name="Keyboard" style:family="paragraph">
      <style:paragraph-properties fo:widows="2" fo:orphans="2"/>
      <style:text-properties style:font-name="Courier New" style:font-name-asian="Tahoma" style:font-name-complex="Liberation Sans" fo:font-weight="bold" style:font-weight-asian="bold" fo:color="#000000" fo:font-size="17.5pt" style:font-size-asian="17.5pt" fo:language="es" fo:country="ES" fo:hyphenate="false"/>
    </style:style>
    <style:style style:name="Hipervínculovisitado1" style:display-name="Hipervínculo visitado1" style:family="paragraph">
      <style:paragraph-properties fo:widows="2" fo:orphans="2"/>
      <style:text-properties style:font-name="Mangal" style:font-name-asian="Tahoma" style:font-name-complex="Liberation Sans" fo:color="#800080" style:text-underline-type="single" style:text-underline-style="solid" style:text-underline-width="auto" style:text-underline-mode="continuous" fo:language="es" fo:country="ES" fo:hyphenate="false"/>
    </style:style>
    <style:style style:name="Énfasis1" style:display-name="Énfasis1" style:family="paragraph">
      <style:paragraph-properties fo:widows="2" fo:orphans="2"/>
      <style:text-properties style:font-name="Mangal" style:font-name-asian="Tahoma" style:font-name-complex="Liberation Sans" fo:font-style="italic" style:font-style-asian="italic" fo:color="#000000" fo:language="es" fo:country="ES" fo:hyphenate="false"/>
    </style:style>
    <style:style style:name="CODE" style:display-name="CODE" style:family="paragraph">
      <style:paragraph-properties fo:widows="2" fo:orphans="2"/>
      <style:text-properties style:font-name="Courier New" style:font-name-asian="Tahoma" style:font-name-complex="Liberation Sans" fo:color="#000000" fo:font-size="17.5pt" style:font-size-asian="17.5pt" fo:language="es" fo:country="ES" fo:hyphenate="false"/>
    </style:style>
    <style:style style:name="CITE" style:display-name="CITE" style:family="paragraph">
      <style:paragraph-properties fo:widows="2" fo:orphans="2"/>
      <style:text-properties style:font-name="Mangal" style:font-name-asian="Tahoma" style:font-name-complex="Liberation Sans" fo:font-style="italic" style:font-style-asian="italic" fo:color="#000000" fo:language="es" fo:country="ES" fo:hyphenate="false"/>
    </style:style>
    <style:style style:name="Blockquote" style:display-name="Blockquote" style:family="paragraph">
      <style:paragraph-properties fo:widows="2" fo:orphans="2" fo:margin-top="0.2152in" fo:margin-bottom="0.2152in" fo:margin-left="0.7777in" fo:margin-right="0.7777in">
        <style:tab-stops/>
      </style:paragraph-properties>
      <style:text-properties style:font-name="Mangal" style:font-name-asian="Tahoma" style:font-name-complex="Liberation Sans" fo:color="#000000" fo:language="es" fo:country="ES" fo:hyphenate="false"/>
    </style:style>
    <style:style style:name="Address" style:display-name="Address" style:family="paragraph">
      <style:paragraph-properties fo:widows="2" fo:orphans="2"/>
      <style:text-properties style:font-name="Mangal" style:font-name-asian="Tahoma" style:font-name-complex="Liberation Sans" fo:font-style="italic" style:font-style-asian="italic" fo:color="#000000" fo:language="es" fo:country="ES" fo:hyphenate="false"/>
    </style:style>
    <style:style style:name="H6" style:display-name="H6" style:family="paragraph">
      <style:paragraph-properties fo:widows="2" fo:orphans="2" fo:margin-top="0.2152in" fo:margin-bottom="0.2152in"/>
      <style:text-properties style:font-name="Mangal" style:font-name-asian="Tahoma" style:font-name-complex="Liberation Sans" fo:font-weight="bold" style:font-weight-asian="bold" fo:color="#000000" fo:font-size="14pt" style:font-size-asian="14pt" fo:language="es" fo:country="ES" fo:hyphenate="false"/>
    </style:style>
    <style:style style:name="H5" style:display-name="H5" style:family="paragraph">
      <style:paragraph-properties fo:widows="2" fo:orphans="2" fo:margin-top="0.2152in" fo:margin-bottom="0.2152in"/>
      <style:text-properties style:font-name="Mangal" style:font-name-asian="Tahoma" style:font-name-complex="Liberation Sans" fo:font-weight="bold" style:font-weight-asian="bold" fo:color="#000000" fo:font-size="17.5pt" style:font-size-asian="17.5pt" fo:language="es" fo:country="ES" fo:hyphenate="false"/>
    </style:style>
    <style:style style:name="H4" style:display-name="H4" style:family="paragraph">
      <style:paragraph-properties fo:widows="2" fo:orphans="2" fo:margin-top="0.2152in" fo:margin-bottom="0.2152in"/>
      <style:text-properties style:font-name="Mangal" style:font-name-asian="Tahoma" style:font-name-complex="Liberation Sans" fo:font-weight="bold" style:font-weight-asian="bold" fo:color="#000000" fo:font-size="21pt" style:font-size-asian="21pt" fo:language="es" fo:country="ES" fo:hyphenate="false"/>
    </style:style>
    <style:style style:name="H3" style:display-name="H3" style:family="paragraph">
      <style:paragraph-properties fo:widows="2" fo:orphans="2" fo:margin-top="0.2152in" fo:margin-bottom="0.2152in"/>
      <style:text-properties style:font-name="Mangal" style:font-name-asian="Tahoma" style:font-name-complex="Liberation Sans" fo:font-weight="bold" style:font-weight-asian="bold" fo:color="#000000" fo:font-size="24.5pt" style:font-size-asian="24.5pt" fo:language="es" fo:country="ES" fo:hyphenate="false"/>
    </style:style>
    <style:style style:name="H2" style:display-name="H2" style:family="paragraph">
      <style:paragraph-properties fo:widows="2" fo:orphans="2" fo:margin-top="0.2152in" fo:margin-bottom="0.2152in"/>
      <style:text-properties style:font-name="Mangal" style:font-name-asian="Tahoma" style:font-name-complex="Liberation Sans" fo:font-weight="bold" style:font-weight-asian="bold" fo:color="#000000" fo:font-size="31.5pt" style:font-size-asian="31.5pt" fo:language="es" fo:country="ES" fo:hyphenate="false"/>
    </style:style>
    <style:style style:name="H1" style:display-name="H1" style:family="paragraph">
      <style:paragraph-properties fo:widows="2" fo:orphans="2" fo:margin-top="0.2152in" fo:margin-bottom="0.2152in"/>
      <style:text-properties style:font-name="Mangal" style:font-name-asian="Tahoma" style:font-name-complex="Liberation Sans" fo:font-weight="bold" style:font-weight-asian="bold" fo:color="#000000" fo:font-size="42pt" style:font-size-asian="42pt" fo:language="es" fo:country="ES" fo:hyphenate="false"/>
    </style:style>
    <style:style style:name="Definition" style:display-name="Definition" style:family="paragraph">
      <style:paragraph-properties fo:widows="2" fo:orphans="2"/>
      <style:text-properties style:font-name="Mangal" style:font-name-asian="Tahoma" style:font-name-complex="Liberation Sans" fo:font-style="italic" style:font-style-asian="italic" fo:color="#000000" fo:language="es" fo:country="ES" fo:hyphenate="false"/>
    </style:style>
    <style:style style:name="DefinitionList" style:display-name="Definition List" style:family="paragraph">
      <style:paragraph-properties fo:widows="2" fo:orphans="2" fo:margin-left="0.7777in">
        <style:tab-stops/>
      </style:paragraph-properties>
      <style:text-properties style:font-name="Mangal" style:font-name-asian="Tahoma" style:font-name-complex="Liberation Sans" fo:color="#000000" fo:language="es" fo:country="ES" fo:hyphenate="false"/>
    </style:style>
    <style:style style:name="DefinitionTerm" style:display-name="Definition Term" style:family="paragraph">
      <style:paragraph-properties fo:widows="2" fo:orphans="2"/>
      <style:text-properties style:font-name="Mangal" style:font-name-asian="Tahoma" style:font-name-complex="Liberation Sans" fo:color="#000000" fo:language="es" fo:country="ES" fo:hyphenate="false"/>
    </style:style>
    <style:style style:name="WW-Título" style:display-name="WW-Título" style:family="paragraph">
      <style:paragraph-properties fo:widows="2" fo:orphans="2" fo:text-align="center"/>
      <style:text-properties style:font-name="Tahoma" style:font-name-asian="Tahoma" style:font-name-complex="Liberation Sans" fo:text-shadow="0.0138in 0.0138in 0in #000000" fo:color="#6B2394" fo:font-size="44pt" style:font-size-asian="44pt" fo:language="es" fo:country="ES" fo:hyphenate="false"/>
    </style:style>
    <style:style style:name="Code0" style:display-name="Code" style:family="paragraph">
      <style:paragraph-properties fo:widows="2" fo:orphans="2"/>
      <style:text-properties style:font-name="FreeMono" style:font-name-asian="Tahoma" style:font-name-complex="Liberation Sans" fo:font-size="8pt" style:font-size-asian="8pt" fo:language="es" fo:country="ES" fo:hyphenate="false"/>
    </style:style>
    <style:style style:name="Etiqueta" style:display-name="Etiqueta" style:family="paragraph">
      <style:paragraph-properties fo:widows="2" fo:orphans="2" fo:margin-top="0.1472in" fo:margin-bottom="0.1472in"/>
      <style:text-properties style:font-name="Mangal" style:font-name-asian="Tahoma" style:font-name-complex="Liberation Sans" fo:font-style="italic" style:font-style-asian="italic" fo:language="es" fo:country="ES" fo:hyphenate="false"/>
    </style:style>
    <style:style style:name="Predeterminado1LTGliederung1" style:display-name="Predeterminado 1~LT~Gliederung 1" style:family="paragraph">
      <style:paragraph-properties fo:widows="2" fo:orphans="2" fo:margin-bottom="0.1965in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1LTGliederung2" style:display-name="Predeterminado 1~LT~Gliederung 2" style:family="paragraph" style:parent-style-name="Predeterminado1LTGliederung1">
      <style:paragraph-properties fo:margin-bottom="0.1576in"/>
      <style:text-properties style:font-name-asian="Mangal" style:font-name-complex="Mangal" fo:font-size="28pt" style:font-size-asian="28pt" fo:hyphenate="false"/>
    </style:style>
    <style:style style:name="Predeterminado1LTGliederung3" style:display-name="Predeterminado 1~LT~Gliederung 3" style:family="paragraph" style:parent-style-name="Predeterminado1LTGliederung2">
      <style:paragraph-properties fo:margin-bottom="0.118in"/>
      <style:text-properties fo:font-size="24pt" style:font-size-asian="24pt" fo:hyphenate="false"/>
    </style:style>
    <style:style style:name="Predeterminado1LTGliederung4" style:display-name="Predeterminado 1~LT~Gliederung 4" style:family="paragraph" style:parent-style-name="Predeterminado1LTGliederung3">
      <style:paragraph-properties fo:margin-bottom="0.0784in"/>
      <style:text-properties fo:font-size="20pt" style:font-size-asian="20pt" fo:hyphenate="false"/>
    </style:style>
    <style:style style:name="Predeterminado1LTGliederung5" style:display-name="Predeterminado 1~LT~Gliederung 5" style:family="paragraph" style:parent-style-name="Predeterminado1LTGliederung4">
      <style:paragraph-properties fo:margin-bottom="0.0395in"/>
      <style:text-properties fo:hyphenate="false"/>
    </style:style>
    <style:style style:name="Predeterminado1LTGliederung6" style:display-name="Predeterminado 1~LT~Gliederung 6" style:family="paragraph" style:parent-style-name="Predeterminado1LTGliederung5">
      <style:text-properties fo:hyphenate="false"/>
    </style:style>
    <style:style style:name="Predeterminado1LTGliederung7" style:display-name="Predeterminado 1~LT~Gliederung 7" style:family="paragraph" style:parent-style-name="Predeterminado1LTGliederung6">
      <style:text-properties fo:hyphenate="false"/>
    </style:style>
    <style:style style:name="Predeterminado1LTGliederung8" style:display-name="Predeterminado 1~LT~Gliederung 8" style:family="paragraph" style:parent-style-name="Predeterminado1LTGliederung7">
      <style:text-properties fo:hyphenate="false"/>
    </style:style>
    <style:style style:name="Predeterminado1LTGliederung9" style:display-name="Predeterminado 1~LT~Gliederung 9" style:family="paragraph" style:parent-style-name="Predeterminado1LTGliederung8">
      <style:text-properties fo:hyphenate="false"/>
    </style:style>
    <style:style style:name="Predeterminado1LTTitel" style:display-name="Predeterminado 1~LT~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44pt" style:font-size-asian="44pt" fo:language="es" fo:country="ES" fo:hyphenate="false"/>
    </style:style>
    <style:style style:name="Predeterminado1LTUntertitel" style:display-name="Predeterminado 1~LT~Unter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1LTNotizen" style:display-name="Predeterminado 1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language="es" fo:country="ES" fo:hyphenate="false"/>
    </style:style>
    <style:style style:name="Predeterminado1LTHintergrundobjekte" style:display-name="Predeterminado 1~LT~Hintergrundobjekte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redeterminado1LTHintergrund" style:display-name="Predeterminado 1~LT~Hintergrund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redeterminado2LTGliederung1" style:display-name="Predeterminado 2~LT~Gliederung 1" style:family="paragraph">
      <style:paragraph-properties fo:widows="2" fo:orphans="2" fo:margin-bottom="0.1965in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2LTGliederung2" style:display-name="Predeterminado 2~LT~Gliederung 2" style:family="paragraph" style:parent-style-name="Predeterminado2LTGliederung1">
      <style:paragraph-properties fo:margin-bottom="0.1576in"/>
      <style:text-properties style:font-name-asian="Mangal" style:font-name-complex="Mangal" fo:font-size="28pt" style:font-size-asian="28pt" fo:hyphenate="false"/>
    </style:style>
    <style:style style:name="Predeterminado2LTGliederung3" style:display-name="Predeterminado 2~LT~Gliederung 3" style:family="paragraph" style:parent-style-name="Predeterminado2LTGliederung2">
      <style:paragraph-properties fo:margin-bottom="0.118in"/>
      <style:text-properties fo:font-size="24pt" style:font-size-asian="24pt" fo:hyphenate="false"/>
    </style:style>
    <style:style style:name="Predeterminado2LTGliederung4" style:display-name="Predeterminado 2~LT~Gliederung 4" style:family="paragraph" style:parent-style-name="Predeterminado2LTGliederung3">
      <style:paragraph-properties fo:margin-bottom="0.0784in"/>
      <style:text-properties fo:font-size="20pt" style:font-size-asian="20pt" fo:hyphenate="false"/>
    </style:style>
    <style:style style:name="Predeterminado2LTGliederung5" style:display-name="Predeterminado 2~LT~Gliederung 5" style:family="paragraph" style:parent-style-name="Predeterminado2LTGliederung4">
      <style:paragraph-properties fo:margin-bottom="0.0395in"/>
      <style:text-properties fo:hyphenate="false"/>
    </style:style>
    <style:style style:name="Predeterminado2LTGliederung6" style:display-name="Predeterminado 2~LT~Gliederung 6" style:family="paragraph" style:parent-style-name="Predeterminado2LTGliederung5">
      <style:text-properties fo:hyphenate="false"/>
    </style:style>
    <style:style style:name="Predeterminado2LTGliederung7" style:display-name="Predeterminado 2~LT~Gliederung 7" style:family="paragraph" style:parent-style-name="Predeterminado2LTGliederung6">
      <style:text-properties fo:hyphenate="false"/>
    </style:style>
    <style:style style:name="Predeterminado2LTGliederung8" style:display-name="Predeterminado 2~LT~Gliederung 8" style:family="paragraph" style:parent-style-name="Predeterminado2LTGliederung7">
      <style:text-properties fo:hyphenate="false"/>
    </style:style>
    <style:style style:name="Predeterminado2LTGliederung9" style:display-name="Predeterminado 2~LT~Gliederung 9" style:family="paragraph" style:parent-style-name="Predeterminado2LTGliederung8">
      <style:text-properties fo:hyphenate="false"/>
    </style:style>
    <style:style style:name="Predeterminado2LTTitel" style:display-name="Predeterminado 2~LT~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44pt" style:font-size-asian="44pt" fo:language="es" fo:country="ES" fo:hyphenate="false"/>
    </style:style>
    <style:style style:name="Predeterminado2LTUntertitel" style:display-name="Predeterminado 2~LT~Unter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32pt" style:font-size-asian="32pt" fo:language="es" fo:country="ES" fo:hyphenate="false"/>
    </style:style>
    <style:style style:name="Predeterminado2LTNotizen" style:display-name="Predeterminado 2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language="es" fo:country="ES" fo:hyphenate="false"/>
    </style:style>
    <style:style style:name="Predeterminado2LTHintergrundobjekte" style:display-name="Predeterminado 2~LT~Hintergrundobjekte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redeterminado2LTHintergrund" style:display-name="Predeterminado 2~LT~Hintergrund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erdefecte1LTGliederung1" style:display-name="Per defecte 1~LT~Gliederung 1" style:family="paragraph">
      <style:paragraph-properties fo:widows="2" fo:orphans="2" fo:margin-bottom="0.1965in"/>
      <style:text-properties style:font-name="Arial" style:font-name-asian="Tahoma" style:font-name-complex="Liberation Sans" fo:color="#000000" fo:font-size="32pt" style:font-size-asian="32pt" fo:language="es" fo:country="ES" fo:hyphenate="false"/>
    </style:style>
    <style:style style:name="Perdefecte1LTGliederung2" style:display-name="Per defecte 1~LT~Gliederung 2" style:family="paragraph" style:parent-style-name="Perdefecte1LTGliederung1">
      <style:paragraph-properties fo:margin-bottom="0.1569in"/>
      <style:text-properties fo:font-size="28pt" style:font-size-asian="28pt" fo:hyphenate="false"/>
    </style:style>
    <style:style style:name="Perdefecte1LTGliederung3" style:display-name="Per defecte 1~LT~Gliederung 3" style:family="paragraph" style:parent-style-name="Perdefecte1LTGliederung2">
      <style:paragraph-properties fo:margin-bottom="0.118in"/>
      <style:text-properties fo:font-size="24pt" style:font-size-asian="24pt" fo:hyphenate="false"/>
    </style:style>
    <style:style style:name="Perdefecte1LTGliederung4" style:display-name="Per defecte 1~LT~Gliederung 4" style:family="paragraph" style:parent-style-name="Perdefecte1LTGliederung3">
      <style:paragraph-properties fo:margin-bottom="0.0777in"/>
      <style:text-properties fo:font-size="20pt" style:font-size-asian="20pt" fo:hyphenate="false"/>
    </style:style>
    <style:style style:name="Perdefecte1LTGliederung5" style:display-name="Per defecte 1~LT~Gliederung 5" style:family="paragraph" style:parent-style-name="Perdefecte1LTGliederung4">
      <style:paragraph-properties fo:margin-bottom="0.0388in"/>
      <style:text-properties fo:hyphenate="false"/>
    </style:style>
    <style:style style:name="Perdefecte1LTGliederung6" style:display-name="Per defecte 1~LT~Gliederung 6" style:family="paragraph" style:parent-style-name="Perdefecte1LTGliederung5">
      <style:text-properties fo:hyphenate="false"/>
    </style:style>
    <style:style style:name="Perdefecte1LTGliederung7" style:display-name="Per defecte 1~LT~Gliederung 7" style:family="paragraph" style:parent-style-name="Perdefecte1LTGliederung6">
      <style:text-properties fo:hyphenate="false"/>
    </style:style>
    <style:style style:name="Perdefecte1LTGliederung8" style:display-name="Per defecte 1~LT~Gliederung 8" style:family="paragraph" style:parent-style-name="Perdefecte1LTGliederung7">
      <style:text-properties fo:hyphenate="false"/>
    </style:style>
    <style:style style:name="Perdefecte1LTGliederung9" style:display-name="Per defecte 1~LT~Gliederung 9" style:family="paragraph" style:parent-style-name="Perdefecte1LTGliederung8">
      <style:text-properties fo:hyphenate="false"/>
    </style:style>
    <style:style style:name="Perdefecte1LTTitel" style:display-name="Per defecte 1~LT~Titel" style:family="paragraph">
      <style:paragraph-properties fo:widows="2" fo:orphans="2" fo:text-align="center"/>
      <style:text-properties style:font-name="Arial" style:font-name-asian="Tahoma" style:font-name-complex="Liberation Sans" fo:color="#000000" fo:font-size="44pt" style:font-size-asian="44pt" fo:language="es" fo:country="ES" fo:hyphenate="false"/>
    </style:style>
    <style:style style:name="Perdefecte1LTUntertitel" style:display-name="Per defecte 1~LT~Untertitel" style:family="paragraph">
      <style:paragraph-properties fo:widows="2" fo:orphans="2" fo:text-align="center"/>
      <style:text-properties style:font-name="Arial" style:font-name-asian="Tahoma" style:font-name-complex="Liberation Sans" fo:color="#000000" fo:font-size="32pt" style:font-size-asian="32pt" fo:language="es" fo:country="ES" fo:hyphenate="false"/>
    </style:style>
    <style:style style:name="Perdefecte1LTNotizen" style:display-name="Per defecte 1~LT~Notizen" style:family="paragraph">
      <style:paragraph-properties fo:widows="2" fo:orphans="2" fo:margin-left="0.2361in">
        <style:tab-stops/>
      </style:paragraph-properties>
      <style:text-properties style:font-name="Arial" style:font-name-asian="Tahoma" style:font-name-complex="Liberation Sans" fo:color="#000000" fo:font-size="28pt" style:font-size-asian="28pt" fo:language="es" fo:country="ES" fo:hyphenate="false"/>
    </style:style>
    <style:style style:name="Perdefecte1LTHintergrundobjekte" style:display-name="Per defecte 1~LT~Hintergrundobjekte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Perdefecte1LTHintergrund" style:display-name="Per defecte 1~LT~Hintergrund" style:family="paragraph">
      <style:paragraph-properties fo:widows="2" fo:orphans="2"/>
      <style:text-properties style:font-name="Arial" style:font-name-asian="Tahoma" style:font-name-complex="Liberation Sans" fo:language="es" fo:country="ES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ymbol"/>
      </text:list-level-style-bullet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style:font-name-complex="Symbol"/>
    </style:style>
    <text:outline-style style:name="WW_OutlineListStyle">
      <text:outline-level-style text:level="1" style:num-format=""/>
      <text:outline-level-style text:level="2" style:num-format=""/>
      <text:outline-level-style text:level="3" text:style-name="WW_CharOUTLINELVL3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27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77in"/>
      </style:header-style>
      <style:footer-style>
        <style:header-footer-properties style:dynamic-spacing="true" fo:min-height="0.3861in"/>
      </style:footer-style>
    </style:page-layout>
    <style:style style:name="P2" style:parent-style-name="Standard" style:family="paragraph">
      <style:paragraph-properties fo:text-align="end" fo:margin-right="0.0395in"/>
      <style:text-properties style:font-name="Open Sans" style:font-name-complex="Open Sans" fo:color="#000000"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5902in" fo:margin-left="1.7715in" fo:margin-bottom="0.7875in" fo:margin-right="1.023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18in"/>
      </style:header-style>
      <style:footer-style>
        <style:header-footer-properties style:dynamic-spacing="true" fo:min-height="0.393in"/>
      </style:footer-style>
    </style:page-layout>
    <style:style style:name="P85" style:parent-style-name="Piedepágina" style:family="paragraph">
      <style:paragraph-properties text:number-lines="false">
        <style:tab-stops>
          <style:tab-stop style:type="center" style:position="3.4625in"/>
          <style:tab-stop style:type="right" style:position="7.1312in"/>
        </style:tab-stops>
      </style:paragraph-properties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86" style:parent-style-name="Piedepágina" style:family="paragraph">
      <style:paragraph-properties text:number-lines="false">
        <style:tab-stops>
          <style:tab-stop style:type="center" style:position="3.4625in"/>
          <style:tab-stop style:type="right" style:position="7.1312in"/>
        </style:tab-stops>
      </style:paragraph-properties>
      <style:text-properties style:font-name="Open Sans" style:font-name-complex="Open Sans" fo:font-weight="bold" style:font-weight-asian="bold" fo:color="#000000" fo:font-size="14pt" style:font-size-asian="14pt" style:font-size-complex="14pt"/>
    </style:style>
    <style:style style:name="P87" style:parent-style-name="Piedepágina" style:family="paragraph">
      <style:paragraph-properties fo:text-align="end"/>
    </style:style>
    <style:style style:name="P88" style:parent-style-name="Piedepágina" style:family="paragraph">
      <style:paragraph-properties fo:text-align="end"/>
    </style:style>
    <style:style style:name="T89" style:parent-style-name="Fuentedepárrafopredeter." style:family="text">
      <style:text-properties style:font-name="Open Sans" fo:font-size="9pt" style:font-size-asian="9pt" style:font-size-complex="9pt"/>
    </style:style>
    <style:style style:name="T90" style:parent-style-name="Fuentedepárrafopredeter." style:family="text">
      <style:text-properties style:font-name="Open Sans" style:font-name-complex="Open Sans" fo:font-size="9pt" style:font-size-asian="9pt" style:font-size-complex="9pt"/>
    </style:style>
    <style:style style:name="T91" style:parent-style-name="Fuentedepárrafopredeter." style:family="text">
      <style:text-properties style:font-name="Open Sans" fo:font-size="9pt" style:font-size-asian="9pt" style:font-size-complex="9pt"/>
    </style:style>
  </office:automatic-styles>
  <office:master-styles>
    <style:master-page style:name="MP0" style:page-layout-name="PL0">
      <style:header>
        <text:p text:style-name="Encabezado"/>
      </style:header>
      <style:footer>
        <text:p text:style-name="P2">01-2015</text:p>
      </style:footer>
    </style:master-page>
    <style:master-page style:name="MP1" style:page-layout-name="PL1">
      <style:header>
        <text:p text:style-name="P85">Giswater</text:p>
        <text:p text:style-name="P86">References and usefull links</text:p>
      </style:header>
      <style:footer>
        <text:p text:style-name="P87"/>
        <text:p text:style-name="P88"><text:span text:style-name="T89"><text:page-number text:fixed="false">7</text:page-number></text:span><text:span text:style-name="T90">/</text:span><text:span text:style-name="T91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4-09-20T20:05:00Z</meta:creation-date>
    <dc:date>2018-04-17T16:03:00Z</dc:date>
    <meta:print-date>2014-09-20T20:34:00Z</meta:print-date>
    <meta:template xlink:href="Normal.dotm" xlink:type="simple"/>
    <meta:editing-cycles>108</meta:editing-cycles>
    <meta:editing-duration>PT54360S</meta:editing-duration>
    <meta:document-statistic meta:page-count="6" meta:paragraph-count="15" meta:word-count="1194" meta:character-count="7751" meta:row-count="54" meta:non-whitespace-character-count="6572"/>
  </office:meta>
</office:document-meta>
</file>